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menubar/menubar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GAG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3.551cm"/>
    </style:style>
    <style:style style:name="co13" style:family="table-column">
      <style:table-column-properties fo:break-before="auto" style:column-width="2.267cm"/>
    </style:style>
    <style:style style:name="co67" style:family="table-column">
      <style:table-column-properties fo:break-before="auto" style:column-width="1.72cm"/>
    </style:style>
    <style:style style:name="co68" style:family="table-column">
      <style:table-column-properties fo:break-before="auto" style:column-width="1.692cm"/>
    </style:style>
    <style:style style:name="co20" style:family="table-column">
      <style:table-column-properties fo:break-before="auto" style:column-width="1.997cm"/>
    </style:style>
    <style:style style:name="co21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1.637cm"/>
    </style:style>
    <style:style style:name="co23" style:family="table-column">
      <style:table-column-properties fo:break-before="auto" style:column-width="1.469cm"/>
    </style:style>
    <style:style style:name="co24" style:family="table-column">
      <style:table-column-properties fo:break-before="auto" style:column-width="1.969cm"/>
    </style:style>
    <style:style style:name="co25" style:family="table-column">
      <style:table-column-properties fo:break-before="auto" style:column-width="1.332cm"/>
    </style:style>
    <style:style style:name="co26" style:family="table-column">
      <style:table-column-properties fo:break-before="auto" style:column-width="0.998cm"/>
    </style:style>
    <style:style style:name="co27" style:family="table-column">
      <style:table-column-properties fo:break-before="auto" style:column-width="2.053cm"/>
    </style:style>
    <style:style style:name="co28" style:family="table-column">
      <style:table-column-properties fo:break-before="auto" style:column-width="1.275cm"/>
    </style:style>
    <style:style style:name="co29" style:family="table-column">
      <style:table-column-properties fo:break-before="auto" style:column-width="1.109cm"/>
    </style:style>
    <style:style style:name="co30" style:family="table-column">
      <style:table-column-properties fo:break-before="auto" style:column-width="0.748cm"/>
    </style:style>
    <style:style style:name="co31" style:family="table-column">
      <style:table-column-properties fo:break-before="auto" style:column-width="2.275cm"/>
    </style:style>
    <style:style style:name="co32" style:family="table-column">
      <style:table-column-properties fo:break-before="auto" style:column-width="1.748cm"/>
    </style:style>
    <style:style style:name="co33" style:family="table-column">
      <style:table-column-properties fo:break-before="auto" style:column-width="1.247cm"/>
    </style:style>
    <style:style style:name="co34" style:family="table-column">
      <style:table-column-properties fo:break-before="auto" style:column-width="2.247cm"/>
    </style:style>
    <style:style style:name="co35" style:family="table-column">
      <style:table-column-properties fo:break-before="auto" style:column-width="1.221cm"/>
    </style:style>
    <style:style style:name="co36" style:family="table-column">
      <style:table-column-properties fo:break-before="auto" style:column-width="2.441cm"/>
    </style:style>
    <style:style style:name="co37" style:family="table-column">
      <style:table-column-properties fo:break-before="auto" style:column-width="1.386cm"/>
    </style:style>
    <style:style style:name="co38" style:family="table-column">
      <style:table-column-properties fo:break-before="auto" style:column-width="2.969cm"/>
    </style:style>
    <style:style style:name="co39" style:family="table-column">
      <style:table-column-properties fo:break-before="auto" style:column-width="3.718cm"/>
    </style:style>
    <style:style style:name="co40" style:family="table-column">
      <style:table-column-properties fo:break-before="auto" style:column-width="3.163cm"/>
    </style:style>
    <style:style style:name="co41" style:family="table-column">
      <style:table-column-properties fo:break-before="auto" style:column-width="1.663cm"/>
    </style:style>
    <style:style style:name="co42" style:family="table-column">
      <style:table-column-properties fo:break-before="auto" style:column-width="4.161cm"/>
    </style:style>
    <style:style style:name="co43" style:family="table-column">
      <style:table-column-properties fo:break-before="auto" style:column-width="2.775cm"/>
    </style:style>
    <style:style style:name="co14" style:family="table-column">
      <style:table-column-properties fo:break-before="auto" style:column-width="1.554cm"/>
    </style:style>
    <style:style style:name="co64" style:family="table-column">
      <style:table-column-properties fo:break-before="auto" style:column-width="1.415cm"/>
    </style:style>
    <style:style style:name="co44" style:family="table-column">
      <style:table-column-properties fo:break-before="auto" style:column-width="2.581cm"/>
    </style:style>
    <style:style style:name="co49" style:family="table-column">
      <style:table-column-properties fo:break-before="auto" style:column-width="2.692cm"/>
    </style:style>
    <style:style style:name="co47" style:family="table-column">
      <style:table-column-properties fo:break-before="auto" style:column-width="3.08cm"/>
    </style:style>
    <style:style style:name="co50" style:family="table-column">
      <style:table-column-properties fo:break-before="auto" style:column-width="1.58cm"/>
    </style:style>
    <style:style style:name="co51" style:family="table-column">
      <style:table-column-properties fo:break-before="auto" style:column-width="4.023cm"/>
    </style:style>
    <style:style style:name="co52" style:family="table-column">
      <style:table-column-properties fo:break-before="auto" style:column-width="3.134cm"/>
    </style:style>
    <style:style style:name="co56" style:family="table-column">
      <style:table-column-properties fo:break-before="auto" style:column-width="1.164cm"/>
    </style:style>
    <style:style style:name="co60" style:family="table-column">
      <style:table-column-properties fo:break-before="auto" style:column-width="1.053cm"/>
    </style:style>
    <style:style style:name="co72" style:family="table-column">
      <style:table-column-properties fo:break-before="auto" style:column-width="1.138cm"/>
    </style:style>
    <style:style style:name="co73" style:family="table-column">
      <style:table-column-properties fo:break-before="auto" style:column-width="3.856cm"/>
    </style:style>
    <style:style style:name="co74" style:family="table-column">
      <style:table-column-properties fo:break-before="auto" style:column-width="4.272cm"/>
    </style:style>
    <style:style style:name="co75" style:family="table-column">
      <style:table-column-properties fo:break-before="auto" style:column-width="1.498cm"/>
    </style:style>
    <style:style style:name="co61" style:family="table-column">
      <style:table-column-properties fo:break-before="auto" style:column-width="4.135cm"/>
    </style:style>
    <style:style style:name="co62" style:family="table-column">
      <style:table-column-properties fo:break-before="auto" style:column-width="0.804cm"/>
    </style:style>
    <style:style style:name="co63" style:family="table-column">
      <style:table-column-properties fo:break-before="auto" style:column-width="1.914cm"/>
    </style:style>
    <style:style style:name="co65" style:family="table-column">
      <style:table-column-properties fo:break-before="auto" style:column-width="3.69cm"/>
    </style:style>
    <style:style style:name="co66" style:family="table-column">
      <style:table-column-properties fo:break-before="auto" style:column-width="0.915cm"/>
    </style:style>
    <style:style style:name="co69" style:family="table-column">
      <style:table-column-properties fo:break-before="auto" style:column-width="1.774cm"/>
    </style:style>
    <style:style style:name="co70" style:family="table-column">
      <style:table-column-properties fo:break-before="auto" style:column-width="6.188cm"/>
    </style:style>
    <style:style style:name="co71" style:family="table-column">
      <style:table-column-properties fo:break-before="auto" style:column-width="4.189cm"/>
    </style:style>
    <style:style style:name="co76" style:family="table-column">
      <style:table-column-properties fo:break-before="auto" style:column-width="2.413cm"/>
    </style:style>
    <style:style style:name="co77" style:family="table-column">
      <style:table-column-properties fo:break-before="auto" style:column-width="3.801cm"/>
    </style:style>
    <style:style style:name="co78" style:family="table-column">
      <style:table-column-properties fo:break-before="auto" style:column-width="0.61cm"/>
    </style:style>
    <style:style style:name="co79" style:family="table-column">
      <style:table-column-properties fo:break-before="auto" style:column-width="1.803cm"/>
    </style:style>
    <style:style style:name="co80" style:family="table-column">
      <style:table-column-properties fo:break-before="auto" style:column-width="2.302cm"/>
    </style:style>
    <style:style style:name="co81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ff9999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4" style:family="table-cell" style:parent-style-name="Default">
      <style:table-cell-properties fo:background-color="#ffff99"/>
    </style:style>
    <style:style style:name="ce105" style:family="table-cell" style:parent-style-name="Default" style:data-style-name="N11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4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ackground-color="#cc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70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ackground-color="#cc99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99cc" style:text-align-source="fix" style:repeat-content="false"/>
      <style:paragraph-properties fo:text-align="start" fo:margin-left="0cm"/>
    </style:style>
    <style:style style:name="ce73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ccffcc"/>
    </style:style>
    <style:style style:name="ce75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666666"/>
    </style:style>
    <style:style style:name="ce77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ffccff"/>
    </style:style>
    <style:style style:name="ce39" style:family="table-cell" style:parent-style-name="Default">
      <style:table-cell-properties fo:background-color="#000000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4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43" style:family="table-cell" style:parent-style-name="Default">
      <style:table-cell-properties fo:background-color="#cc0000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0000" style:text-align-source="fix" style:repeat-content="false"/>
      <style:paragraph-properties fo:text-align="start" fo:margin-left="0cm"/>
    </style:style>
    <style:style style:name="ce46" style:family="table-cell" style:parent-style-name="Default">
      <style:table-cell-properties fo:border-bottom="none" fo:background-color="#cc0000" style:text-align-source="fix" style:repeat-content="false" fo:border-left="none" fo:border-right="none" fo:border-top="0.002cm solid #000000"/>
      <style:paragraph-properties fo:text-align="start" fo:margin-left="0cm"/>
    </style:style>
    <style:style style:name="ce47" style:family="table-cell" style:parent-style-name="Default">
      <style:table-cell-properties fo:border-bottom="0.002cm solid #000000" fo:background-color="#cc0000" style:text-align-source="fix" style:repeat-content="false" fo:border-left="none" fo:border-right="none" fo:border-top="none"/>
      <style:paragraph-properties fo:text-align="start" fo:margin-left="0cm"/>
    </style:style>
    <style:style style:name="ce48" style:family="table-cell" style:parent-style-name="Default">
      <style:table-cell-properties fo:background-color="#66cc99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66cc99" style:text-align-source="fix" style:repeat-content="false"/>
      <style:paragraph-properties fo:text-align="start" fo:margin-left="0cm"/>
    </style:style>
    <style:style style:name="ce51" style:family="table-cell" style:parent-style-name="Default">
      <style:table-cell-properties fo:border-bottom="none" fo:background-color="#66cc99" style:text-align-source="fix" style:repeat-content="false" fo:border-left="none" fo:border-right="none" fo:border-top="0.002cm solid #000000"/>
      <style:paragraph-properties fo:text-align="start" fo:margin-left="0cm"/>
    </style:style>
    <style:style style:name="ce55" style:family="table-cell" style:parent-style-name="Default">
      <style:table-cell-properties fo:border-bottom="0.002cm solid #000000" fo:background-color="#66cc99" style:text-align-source="fix" style:repeat-content="false" fo:border-left="none" fo:border-right="none" fo:border-top="none"/>
      <style:paragraph-properties fo:text-align="start" fo:margin-left="0cm"/>
    </style:style>
    <style:style style:name="ce56" style:family="table-cell" style:parent-style-name="Default">
      <style:table-cell-properties fo:background-color="#99ff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cc" style:text-align-source="fix" style:repeat-content="false"/>
      <style:paragraph-properties fo:text-align="start" fo:margin-left="0cm"/>
    </style:style>
    <style:style style:name="ce60" style:family="table-cell" style:parent-style-name="Default">
      <style:table-cell-properties fo:border-bottom="0.002cm solid #000000" fo:background-color="#99ffcc" style:text-align-source="fix" style:repeat-content="false" fo:border-left="none" fo:border-right="none" fo:border-top="none"/>
      <style:paragraph-properties fo:text-align="start" fo:margin-left="0cm"/>
    </style:style>
    <style:style style:name="ce61" style:family="table-cell" style:parent-style-name="Default">
      <style:table-cell-properties fo:border-bottom="none" fo:background-color="#99ffcc" style:text-align-source="fix" style:repeat-content="false" fo:border-left="none" fo:border-right="none" fo:border-top="0.002cm solid #000000"/>
      <style:paragraph-properties fo:text-align="start" fo:margin-left="0cm"/>
    </style:style>
    <style:style style:name="ce80" style:family="table-cell" style:parent-style-name="Default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66ccff" style:text-align-source="fix" style:repeat-content="false"/>
      <style:paragraph-properties fo:text-align="start" fo:margin-left="0cm"/>
    </style:style>
    <style:style style:name="ce82" style:family="table-cell" style:parent-style-name="Default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83" style:family="table-cell" style:parent-style-name="Default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84" style:family="table-cell" style:parent-style-name="Default" style:data-style-name="N10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5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6" style:family="table-cell" style:parent-style-name="Default" style:data-style-name="N10">
      <style:table-cell-properties fo:background-color="#66ccff" style:text-align-source="fix" style:repeat-content="false"/>
      <style:paragraph-properties fo:text-align="start" fo:margin-left="0cm"/>
    </style:style>
    <style:style style:name="ce87" style:family="table-cell" style:parent-style-name="Default" style:data-style-name="N10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88" style:family="table-cell" style:parent-style-name="Default" style:data-style-name="N10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89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</style:style>
    <style:style style:name="ce90" style:family="table-cell" style:parent-style-name="Default">
      <style:table-cell-properties fo:background-color="#33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3399ff" style:text-align-source="fix" style:repeat-content="false"/>
      <style:paragraph-properties fo:text-align="start" fo:margin-left="0cm"/>
    </style:style>
    <style:style style:name="ce92" style:family="table-cell" style:parent-style-name="Default">
      <style:table-cell-properties fo:border-bottom="none" fo:background-color="#3399ff" style:text-align-source="fix" style:repeat-content="false" fo:border-left="none" fo:border-right="none" fo:border-top="0.002cm solid #000000"/>
      <style:paragraph-properties fo:text-align="start" fo:margin-left="0cm"/>
    </style:style>
    <style:style style:name="ce93" style:family="table-cell" style:parent-style-name="Default">
      <style:table-cell-properties fo:border-bottom="0.002cm solid #000000" fo:background-color="#3399ff" style:text-align-source="fix" style:repeat-content="false" fo:border-left="none" fo:border-right="none" fo:border-top="none"/>
      <style:paragraph-properties fo:text-align="start" fo:margin-left="0cm"/>
    </style:style>
    <style:style style:name="ce94" style:family="table-cell" style:parent-style-name="Default">
      <style:table-cell-properties fo:background-color="#9966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9966cc" style:text-align-source="fix" style:repeat-content="false"/>
      <style:paragraph-properties fo:text-align="start" fo:margin-left="0cm"/>
    </style:style>
    <style:style style:name="ce96" style:family="table-cell" style:parent-style-name="Default">
      <style:table-cell-properties fo:border-bottom="none" fo:background-color="#9966cc" style:text-align-source="fix" style:repeat-content="false" fo:border-left="none" fo:border-right="none" fo:border-top="0.002cm solid #000000"/>
      <style:paragraph-properties fo:text-align="start" fo:margin-left="0cm"/>
    </style:style>
    <style:style style:name="ce97" style:family="table-cell" style:parent-style-name="Default">
      <style:table-cell-properties fo:background-color="#9966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order-bottom="0.002cm solid #000000" fo:background-color="#9966cc" style:text-align-source="fix" style:repeat-content="false" fo:border-left="none" fo:border-right="none" fo:border-top="none"/>
      <style:paragraph-properties fo:text-align="start" fo:margin-left="0cm"/>
    </style:style>
    <style:style style:name="ce99" style:family="table-cell" style:parent-style-name="Default">
      <style:table-cell-properties fo:background-color="#cc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cc99ff" style:text-align-source="fix" style:repeat-content="false"/>
      <style:paragraph-properties fo:text-align="start" fo:margin-left="0cm"/>
    </style:style>
    <style:style style:name="ce106" style:family="table-cell" style:parent-style-name="Default">
      <style:table-cell-properties fo:border-bottom="none" fo:background-color="#cc99ff" style:text-align-source="fix" style:repeat-content="false" fo:border-left="none" fo:border-right="none" fo:border-top="0.002cm solid #000000"/>
      <style:paragraph-properties fo:text-align="start" fo:margin-left="0cm"/>
    </style:style>
    <style:style style:name="ce107" style:family="table-cell" style:parent-style-name="Default">
      <style:table-cell-properties fo:border-bottom="0.002cm solid #000000" fo:background-color="#cc99ff" style:text-align-source="fix" style:repeat-content="false" fo:border-left="none" fo:border-right="none" fo:border-top="none"/>
      <style:paragraph-properties fo:text-align="start" fo:margin-left="0cm"/>
    </style:style>
    <style:style style:name="ce108" style:family="table-cell" style:parent-style-name="Default">
      <style:table-cell-properties fo:background-color="#ff9900" style:text-align-source="fix" style:repeat-content="false" style:rotation-angle="3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order-bottom="none" fo:background-color="#ff9900" style:text-align-source="fix" style:repeat-content="false" fo:border-left="none" fo:border-right="none" fo:border-top="0.002cm solid #000000"/>
      <style:paragraph-properties fo:text-align="center" fo:margin-left="0cm"/>
    </style:style>
    <style:style style:name="ce113" style:family="table-cell" style:parent-style-name="Default">
      <style:table-cell-properties fo:border-bottom="0.002cm solid #000000" fo:background-color="#ff9900" style:text-align-source="fix" style:repeat-content="false" fo:border-left="none" fo:border-right="none" fo:border-top="none"/>
      <style:paragraph-properties fo:text-align="center" fo:margin-left="0cm"/>
    </style:style>
    <style:style style:name="ce114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</office:automatic-styles>
  <office:body>
    <office:spreadsheet>
      <table:content-validations>
        <table:content-validation table:name="val1" table:condition="of:cell-content-is-in-list([$Characters.$A$2:.$A$998])" table:allow-empty-cell="true" table:display-list="unsorted" table:base-cell-address="Script.A10"/>
        <table:content-validation table:name="val2" table:condition="of:cell-content-is-in-list([$Actions.$A$3:.$A$97])" table:allow-empty-cell="true" table:display-list="unsorted" table:base-cell-address="Script.B10"/>
        <table:content-validation table:name="val3" table:condition="of:cell-content-is-in-list([$Characters.$A$2:.$A$998])" table:allow-empty-cell="true" table:display-list="unsorted" table:base-cell-address="Script.C2"/>
        <table:content-validation table:name="val4" table:condition="of:cell-content-is-in-list(Scene_List)" table:allow-empty-cell="true" table:display-list="unsorted" table:base-cell-address="Script.I3"/>
        <table:content-validation table:name="val5" table:condition="of:cell-content-is-in-list([$ObjGroups.$A$3:.$A$1000])" table:allow-empty-cell="true" table:display-list="unsorted" table:base-cell-address="Script.D2"/>
        <table:content-validation table:name="val6" table:condition="of:cell-content-is-in-list(ObjGroup_List)" table:allow-empty-cell="true" table:display-list="unsorted" table:base-cell-address="Script.J52"/>
        <table:content-validation table:name="val7" table:condition="of:cell-content-is-in-list([$Objects.$B$3:.$B$10000])" table:allow-empty-cell="true" table:display-list="unsorted" table:base-cell-address="Script.E2"/>
        <table:content-validation table:name="val8" table:condition="of:cell-content-is-in-list(Scene_List)" table:allow-empty-cell="true" table:display-list="unsorted" table:base-cell-address="Script.L3"/>
        <table:content-validation table:name="val9" table:condition="of:cell-content-is-in-list([$Characters.$A$2:.$A$998])" table:allow-empty-cell="true" table:display-list="unsorted" table:base-cell-address="Script.I10"/>
        <table:content-validation table:name="val10" table:condition="of:cell-content-is-in-list($Emotions.$#REF!$2:$#REF!$999)" table:allow-empty-cell="true" table:display-list="unsorted" table:base-cell-address="Script.J2"/>
      </table:content-validations>
      <table:table table:name="Script" table:style-name="ta1" table:print="false">
        <office:forms form:automatic-focus="false" form:apply-design-mode="false"/>
        <table:table-column table:style-name="co61" table:default-cell-style-name="Default"/>
        <table:table-column table:style-name="co62" table:default-cell-style-name="ce4"/>
        <table:table-column table:style-name="co63" table:default-cell-style-name="ce4"/>
        <table:table-column table:style-name="co56" table:default-cell-style-name="ce4"/>
        <table:table-column table:style-name="co64" table:default-cell-style-name="ce4"/>
        <table:table-column table:style-name="co65" table:default-cell-style-name="ce44"/>
        <table:table-column table:style-name="co66" table:number-columns-repeated="4" table:default-cell-style-name="ce49"/>
        <table:table-column table:style-name="co69" table:number-columns-repeated="2" table:default-cell-style-name="ce58"/>
        <table:table-column table:style-name="co63" table:default-cell-style-name="ce58"/>
        <table:table-column table:style-name="co22" table:default-cell-style-name="ce81"/>
        <table:table-column table:style-name="co35" table:default-cell-style-name="ce81"/>
        <table:table-column table:style-name="co60" table:default-cell-style-name="ce86"/>
        <table:table-column table:style-name="co70" table:default-cell-style-name="ce91"/>
        <table:table-column table:style-name="co71" table:default-cell-style-name="ce4"/>
        <table:table-column table:style-name="co76" table:default-cell-style-name="ce4"/>
        <table:table-column table:style-name="co13" table:default-cell-style-name="ce4"/>
        <table:table-column table:style-name="co14" table:default-cell-style-name="ce4"/>
        <table:table-column table:style-name="co77" table:default-cell-style-name="ce4"/>
        <table:table-column table:style-name="co78" table:number-columns-repeated="4" table:default-cell-style-name="ce109"/>
        <table:table-column table:style-name="co13" table:number-columns-repeated="998" table:default-cell-style-name="ce4"/>
        <table:table-row table:style-name="ro7">
          <table:table-cell table:style-name="ce38" office:value-type="string">
            <text:p>ID</text:p>
          </table:table-cell>
          <table:table-cell table:style-name="ce38" office:value-type="string">
            <text:p>Deactivate</text:p>
          </table:table-cell>
          <table:table-cell table:style-name="ce38" office:value-type="string">
            <text:p>Character_ID</text:p>
          </table:table-cell>
          <table:table-cell table:style-name="ce38" office:value-type="string">
            <text:p>Action_ID</text:p>
          </table:table-cell>
          <table:table-cell table:style-name="ce38" office:value-type="string">
            <text:p>Call_Script</text:p>
          </table:table-cell>
          <table:table-cell table:style-name="ce43" office:value-type="string">
            <text:p>If_Expression</text:p>
          </table:table-cell>
          <table:table-cell table:style-name="ce48" office:value-type="string">
            <text:p>Target_Character</text:p>
          </table:table-cell>
          <table:table-cell table:style-name="ce48" office:value-type="string">
            <text:p>Target_Scene</text:p>
          </table:table-cell>
          <table:table-cell table:style-name="ce48" office:value-type="string">
            <text:p>Target_ObjGroup</text:p>
          </table:table-cell>
          <table:table-cell table:style-name="ce48" office:value-type="string">
            <text:p>Target_Object</text:p>
          </table:table-cell>
          <table:table-cell table:style-name="ce56" office:value-type="string">
            <text:p>Walk_Scene</text:p>
          </table:table-cell>
          <table:table-cell table:style-name="ce56" office:value-type="string">
            <text:p>Walk_Colour</text:p>
          </table:table-cell>
          <table:table-cell table:style-name="ce56" office:value-type="string">
            <text:p>Hover_Text</text:p>
          </table:table-cell>
          <table:table-cell table:style-name="ce80" office:value-type="string">
            <text:p>Dialogue_Speaker</text:p>
          </table:table-cell>
          <table:table-cell table:style-name="ce80" office:value-type="string">
            <text:p>Dialogue_Emotion</text:p>
          </table:table-cell>
          <table:table-cell table:style-name="ce84" office:value-type="string">
            <text:p>Dialogue_Duration</text:p>
          </table:table-cell>
          <table:table-cell table:style-name="ce90" office:value-type="string">
            <text:p>Dialogue_Line</text:p>
          </table:table-cell>
          <table:table-cell table:style-name="ce94" office:value-type="string">
            <text:p>Set_Column</text:p>
          </table:table-cell>
          <table:table-cell table:style-name="ce94" office:value-type="string">
            <text:p>Set_Tab</text:p>
          </table:table-cell>
          <table:table-cell table:style-name="ce94" office:value-type="string">
            <text:p>Set_Value</text:p>
          </table:table-cell>
          <table:table-cell table:style-name="ce99" office:value-type="string">
            <text:p>Filter_Column</text:p>
          </table:table-cell>
          <table:table-cell table:style-name="ce99" office:value-type="string">
            <text:p>Filter_Value</text:p>
          </table:table-cell>
          <table:table-cell table:style-name="ce108" office:value-type="string">
            <text:p>Remove_Target</text:p>
          </table:table-cell>
          <table:table-cell table:style-name="ce108" office:value-type="string">
            <text:p>Add_To_Inventory</text:p>
          </table:table-cell>
          <table:table-cell table:style-name="ce108" office:value-type="string">
            <text:p>Refresh</text:p>
          </table:table-cell>
          <table:table-cell table:style-name="ce108" office:value-type="string">
            <text:p>Wait_Seconds</text:p>
          </table:table-cell>
          <table:table-cell table:style-name="ce50" table:number-columns-repeated="998"/>
        </table:table-row>
        <table:table-row table:style-name="ro2">
          <table:table-cell table:style-name="ce2" office:value-type="string">
            <text:p>DEFAULT</text:p>
          </table:table-cell>
          <table:table-cell table:style-name="ce7" office:value-type="float" office:value="0">
            <text:p>0</text:p>
          </table:table-cell>
          <table:table-cell table:style-name="ce7" table:content-validation-name="val1"/>
          <table:table-cell table:style-name="ce7" table:content-validation-name="val2"/>
          <table:table-cell table:style-name="ce7" table:number-columns-repeated="2"/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 table:style-name="ce7" table:number-columns-repeated="3"/>
          <table:table-cell table:style-name="ce7" table:content-validation-name="val9" office:value-type="string">
            <text:p>narrator</text:p>
          </table:table-cell>
          <table:table-cell table:style-name="ce7" table:content-validation-name="val10" office:value-type="string">
            <text:p>none</text:p>
          </table:table-cell>
          <table:table-cell table:style-name="ce85" office:value-type="percentage" office:value="1">
            <text:p>100%</text:p>
          </table:table-cell>
          <table:table-cell table:style-name="ce7" table:number-columns-repeated="4"/>
          <table:table-cell table:style-name="ce7" office:value-type="string">
            <text:p>ID</text:p>
          </table:table-cell>
          <table:table-cell table:style-name="ce7"/>
          <table:table-cell table:number-columns-repeated="4" table:style-name="ce45" office:value-type="float" office:value="0">
            <text:p>0</text:p>
          </table:table-cell>
          <table:table-cell table:style-name="ce7" table:number-columns-repeated="998"/>
        </table:table-row>
        <table:table-row table:style-name="ro2">
          <table:table-cell table:formula="of:=IF(LEN([.G3]&amp;[.H3]&amp;[.I3]&amp;[.J3])&gt;0;[.C3]&amp;&quot;-&quot;&amp;[.D3]&amp;&quot;-&quot;&amp;[.G3]&amp;[.H3]&amp;[.I3]&amp;[.J3];[.C3]&amp;&quot;-&quot;&amp;[.K3]&amp;&quot;-&quot;&amp;[.L3])" office:value-type="string" office:string-value="fire-campfire-#ff00ff">
            <text:p>fire-campfire-#ff00ff</text:p>
          </table:table-cell>
          <table:table-cell/>
          <table:table-cell table:content-validation-name="val1" office:value-type="string">
            <text:p>fire</text:p>
          </table:table-cell>
          <table:table-cell table:content-validation-name="val2" office:value-type="string">
            <text:p>walk</text:p>
          </table:table-cell>
          <table:table-cell office:value-type="string">
            <text:p>intro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campfire</text:p>
          </table:table-cell>
          <table:table-cell office:value-type="string">
            <text:p>#ff00ff</text:p>
          </table:table-cell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style-name="ce40" office:value-type="string">
            <text:p>intro</text:p>
          </table:table-cell>
          <table:table-cell table:style-name="ce40"/>
          <table:table-cell table:style-name="ce40" table:content-validation-name="val1"/>
          <table:table-cell table:style-name="ce40" table:content-validation-name="val2"/>
          <table:table-cell table:style-name="ce40"/>
          <table:table-cell table:style-name="ce46"/>
          <table:table-cell table:style-name="ce51" table:content-validation-name="val3"/>
          <table:table-cell table:content-validation-name="val4"/>
          <table:table-cell table:content-validation-name="val6"/>
          <table:table-cell table:style-name="ce51"/>
          <table:table-cell table:content-validation-name="val8"/>
          <table:table-cell table:style-name="ce61" table:number-columns-repeated="2"/>
          <table:table-cell table:style-name="ce82" table:content-validation-name="val9" office:value-type="string">
            <text:p>lindsay</text:p>
          </table:table-cell>
          <table:table-cell table:style-name="ce82" table:content-validation-name="val10"/>
          <table:table-cell table:style-name="ce87" office:value-type="percentage" office:value="0.5">
            <text:p>50%</text:p>
          </table:table-cell>
          <table:table-cell table:style-name="ce92" office:value-type="string">
            <text:p>Ten years ago,</text:p>
          </table:table-cell>
          <table:table-cell table:style-name="ce96" table:number-columns-repeated="3"/>
          <table:table-cell table:style-name="ce106" table:number-columns-repeated="2"/>
          <table:table-cell table:style-name="ce110" table:number-columns-repeated="4"/>
          <table:table-cell table:style-name="ce40" table:number-columns-repeated="998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on a night just like this one,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there were three youths who went camping together..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ittle did they know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that they were embarking on a journey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that would change their world!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8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97" office:value-type="string">
            <text:p>Visible</text:p>
          </table:table-cell>
          <table:table-cell table:style-name="ce95" office:value-type="string">
            <text:p>Characters</text:p>
          </table:table-cell>
          <table:table-cell table:style-name="ce95" office:value-type="float" office:value="1">
            <text:p>1</text:p>
          </table:table-cell>
          <table:table-cell table:style-name="ce100"/>
          <table:table-cell table:style-name="ce100" office:value-type="string">
            <text:p>lindsay~&amp;~johnny~&amp;~sarah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&lt;laughs&gt;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Can you make it any more obvious that this is about us?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ure! <text:s/>It was a girl named Lindsay, and her brother, and her best friend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 me guess, and the brother and the friend were dating each other?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God no, that would be too awful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Right, because it bothers you *so much*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can't even sleep at night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Aw... we're not THAT loud, are we?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Johnny!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Awww, she knows it was a joke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Don't joke about things like that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&lt;mumbles&gt; Sorry..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... can I get back to my story?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Maybe we should stock up on firewood first - we're getting a little low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Good idea, it's almost too dark to do it already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Fine. <text:s/>I'd barely gotten started anyway. <text:s/>&lt;mock glare&gt;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97" office:value-type="string">
            <text:p>Animation_Current</text:p>
          </table:table-cell>
          <table:table-cell table:style-name="ce95" office:value-type="string">
            <text:p>Characters</text:p>
          </table:table-cell>
          <table:table-cell table:style-name="ce95" office:value-type="string">
            <text:p>idle</text:p>
          </table:table-cell>
          <table:table-cell table:style-name="ce100"/>
          <table:table-cell table:style-name="ce100" office:value-type="string">
            <text:p>lindsay~&amp;~johnny~&amp;~sarah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95" office:value-type="string">
            <text:p>Screen_X~,~Screen_Y</text:p>
          </table:table-cell>
          <table:table-cell table:style-name="ce95" office:value-type="string">
            <text:p>Characters</text:p>
          </table:table-cell>
          <table:table-cell table:style-name="ce95" office:value-type="string">
            <text:p>70~,~91</text:p>
          </table:table-cell>
          <table:table-cell table:style-name="ce100"/>
          <table:table-cell table:style-name="ce100" office:value-type="string">
            <text:p>lindsay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95" office:value-type="string">
            <text:p>Screen_X~,~Screen_Y</text:p>
          </table:table-cell>
          <table:table-cell table:style-name="ce95" office:value-type="string">
            <text:p>Characters</text:p>
          </table:table-cell>
          <table:table-cell table:style-name="ce95" office:value-type="string">
            <text:p>80~,~85</text:p>
          </table:table-cell>
          <table:table-cell table:style-name="ce100"/>
          <table:table-cell table:style-name="ce100" office:value-type="string">
            <text:p>johnny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95" office:value-type="string">
            <text:p>Screen_X~,~Screen_Y</text:p>
          </table:table-cell>
          <table:table-cell table:style-name="ce95" office:value-type="string">
            <text:p>Characters</text:p>
          </table:table-cell>
          <table:table-cell table:style-name="ce95" office:value-type="string">
            <text:p>90~,~95</text:p>
          </table:table-cell>
          <table:table-cell table:style-name="ce100"/>
          <table:table-cell table:style-name="ce100" office:value-type="string">
            <text:p>sarah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95" office:value-type="string">
            <text:p>Scene_ID</text:p>
          </table:table-cell>
          <table:table-cell table:style-name="ce95" office:value-type="string">
            <text:p>Characters</text:p>
          </table:table-cell>
          <table:table-cell table:style-name="ce95" office:value-type="string">
            <text:p>forest-03</text:p>
          </table:table-cell>
          <table:table-cell table:style-name="ce100"/>
          <table:table-cell table:style-name="ce100" office:value-type="string">
            <text:p>lindsay~&amp;~johnny~&amp;~sarah</text:p>
          </table:table-cell>
          <table:table-cell table:number-columns-repeated="1002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95" office:value-type="string">
            <text:p>Current</text:p>
          </table:table-cell>
          <table:table-cell table:style-name="ce95" office:value-type="string">
            <text:p>Characters</text:p>
          </table:table-cell>
          <table:table-cell table:style-name="ce95" office:value-type="float" office:value="1">
            <text:p>1</text:p>
          </table:table-cell>
          <table:table-cell table:style-name="ce100"/>
          <table:table-cell table:style-name="ce100" office:value-type="string">
            <text:p>lindsay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style-name="ce41" office:value-type="string">
            <text:p>intro</text:p>
          </table:table-cell>
          <table:table-cell table:style-name="ce41"/>
          <table:table-cell table:style-name="ce41" table:content-validation-name="val1"/>
          <table:table-cell table:style-name="ce41" table:content-validation-name="val2"/>
          <table:table-cell table:style-name="ce41"/>
          <table:table-cell table:style-name="ce47"/>
          <table:table-cell table:style-name="ce55" table:content-validation-name="val3"/>
          <table:table-cell table:style-name="ce55" table:content-validation-name="val4"/>
          <table:table-cell table:style-name="ce55" table:content-validation-name="val6"/>
          <table:table-cell table:style-name="ce55"/>
          <table:table-cell table:style-name="ce60" table:content-validation-name="val8"/>
          <table:table-cell table:style-name="ce60" table:number-columns-repeated="2"/>
          <table:table-cell table:style-name="ce83" table:content-validation-name="val9"/>
          <table:table-cell table:style-name="ce83" table:content-validation-name="val10"/>
          <table:table-cell table:style-name="ce88"/>
          <table:table-cell table:style-name="ce93"/>
          <table:table-cell table:style-name="ce98" office:value-type="string">
            <text:p>Deactivate</text:p>
          </table:table-cell>
          <table:table-cell table:style-name="ce98" office:value-type="string">
            <text:p>Script</text:p>
          </table:table-cell>
          <table:table-cell table:style-name="ce98" office:value-type="float" office:value="1">
            <text:p>1</text:p>
          </table:table-cell>
          <table:table-cell table:style-name="ce107"/>
          <table:table-cell table:style-name="ce107" office:value-type="string">
            <text:p>fire-campfire-#ff00ff</text:p>
          </table:table-cell>
          <table:table-cell table:style-name="ce113" table:number-columns-repeated="4"/>
          <table:table-cell table:style-name="ce41" table:number-columns-repeated="998"/>
        </table:table-row>
        <table:table-row table:style-name="ro2">
          <table:table-cell table:formula="of:=IF(LEN([.G34]&amp;[.H34]&amp;[.I34]&amp;[.J34])&gt;0;[.C34]&amp;&quot;-&quot;&amp;[.D34]&amp;&quot;-&quot;&amp;[.G34]&amp;[.H34]&amp;[.I34]&amp;[.J34];[.C34]&amp;&quot;-&quot;&amp;[.K34]&amp;&quot;-&quot;&amp;[.L34])" office:value-type="string" office:string-value="DEFAULT-look-campfire">
            <text:p>DEFAULT-look-campfire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campfire</text:p>
          </table:table-cell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35]&amp;[.H35]&amp;[.I35]&amp;[.J35])&gt;0;[.C35]&amp;&quot;-&quot;&amp;[.D35]&amp;&quot;-&quot;&amp;[.G35]&amp;[.H35]&amp;[.I35]&amp;[.J35];[.C35]&amp;&quot;-&quot;&amp;[.K35]&amp;&quot;-&quot;&amp;[.L35])" office:value-type="string" office:string-value="lindsay-look-lindsay">
            <text:p>lindsay-loo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 would be me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36]&amp;[.H36]&amp;[.I36]&amp;[.J36])&gt;0;[.C36]&amp;&quot;-&quot;&amp;[.D36]&amp;&quot;-&quot;&amp;[.G36]&amp;[.H36]&amp;[.I36]&amp;[.J36];[.C36]&amp;&quot;-&quot;&amp;[.K36]&amp;&quot;-&quot;&amp;[.L36])" office:value-type="string" office:string-value="lindsay-look-johnny">
            <text:p>lindsay-loo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 table:content-validation-name="val7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rother, Johnny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37]&amp;[.H37]&amp;[.I37]&amp;[.J37])&gt;0;[.C37]&amp;&quot;-&quot;&amp;[.D37]&amp;&quot;-&quot;&amp;[.G37]&amp;[.H37]&amp;[.I37]&amp;[.J37];[.C37]&amp;&quot;-&quot;&amp;[.K37]&amp;&quot;-&quot;&amp;[.L37])" office:value-type="string" office:string-value="lindsay-look-sarah">
            <text:p>lindsay-loo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good friend Sarah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38]&amp;[.H38]&amp;[.I38]&amp;[.J38])&gt;0;[.C38]&amp;&quot;-&quot;&amp;[.D38]&amp;&quot;-&quot;&amp;[.G38]&amp;[.H38]&amp;[.I38]&amp;[.J38];[.C38]&amp;&quot;-&quot;&amp;[.K38]&amp;&quot;-&quot;&amp;[.L38])" office:value-type="string" office:string-value="johnny-look-lindsay">
            <text:p>johnny-loo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Little sis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39]&amp;[.H39]&amp;[.I39]&amp;[.J39])&gt;0;[.C39]&amp;&quot;-&quot;&amp;[.D39]&amp;&quot;-&quot;&amp;[.G39]&amp;[.H39]&amp;[.I39]&amp;[.J39];[.C39]&amp;&quot;-&quot;&amp;[.K39]&amp;&quot;-&quot;&amp;[.L39])" office:value-type="string" office:string-value="johnny-look-johnny">
            <text:p>johnny-loo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e! <text:s/>Ain't I gorgeous?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40]&amp;[.H40]&amp;[.I40]&amp;[.J40])&gt;0;[.C40]&amp;&quot;-&quot;&amp;[.D40]&amp;&quot;-&quot;&amp;[.G40]&amp;[.H40]&amp;[.I40]&amp;[.J40];[.C40]&amp;&quot;-&quot;&amp;[.K40]&amp;&quot;-&quot;&amp;[.L40])" office:value-type="string" office:string-value="johnny-look-sarah">
            <text:p>johnny-loo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indsay's hot friend, and recently, my girlfriend: Sarah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41]&amp;[.H41]&amp;[.I41]&amp;[.J41])&gt;0;[.C41]&amp;&quot;-&quot;&amp;[.D41]&amp;&quot;-&quot;&amp;[.G41]&amp;[.H41]&amp;[.I41]&amp;[.J41];[.C41]&amp;&quot;-&quot;&amp;[.K41]&amp;&quot;-&quot;&amp;[.L41])" office:value-type="string" office:string-value="sarah-look-lindsay">
            <text:p>sarah-loo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est friend, Lindsay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42]&amp;[.H42]&amp;[.I42]&amp;[.J42])&gt;0;[.C42]&amp;&quot;-&quot;&amp;[.D42]&amp;&quot;-&quot;&amp;[.G42]&amp;[.H42]&amp;[.I42]&amp;[.J42];[.C42]&amp;&quot;-&quot;&amp;[.K42]&amp;&quot;-&quot;&amp;[.L42])" office:value-type="string" office:string-value="sarah-look-johnny">
            <text:p>sarah-loo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indsay's brother. <text:s/>I'm... kind of dating him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43]&amp;[.H43]&amp;[.I43]&amp;[.J43])&gt;0;[.C43]&amp;&quot;-&quot;&amp;[.D43]&amp;&quot;-&quot;&amp;[.G43]&amp;[.H43]&amp;[.I43]&amp;[.J43];[.C43]&amp;&quot;-&quot;&amp;[.K43]&amp;&quot;-&quot;&amp;[.L43])" office:value-type="string" office:string-value="sarah-look-sarah">
            <text:p>sarah-loo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's me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44]&amp;[.H44]&amp;[.I44]&amp;[.J44])&gt;0;[.C44]&amp;&quot;-&quot;&amp;[.D44]&amp;&quot;-&quot;&amp;[.G44]&amp;[.H44]&amp;[.I44]&amp;[.J44];[.C44]&amp;&quot;-&quot;&amp;[.K44]&amp;&quot;-&quot;&amp;[.L44])" office:value-type="string" office:string-value="lindsay-handle-lindsay">
            <text:p>lindsay-handle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ice try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45]&amp;[.H45]&amp;[.I45]&amp;[.J45])&gt;0;[.C45]&amp;&quot;-&quot;&amp;[.D45]&amp;&quot;-&quot;&amp;[.G45]&amp;[.H45]&amp;[.I45]&amp;[.J45];[.C45]&amp;&quot;-&quot;&amp;[.K45]&amp;&quot;-&quot;&amp;[.L45]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He's my brother!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46]&amp;[.H46]&amp;[.I46]&amp;[.J46])&gt;0;[.C46]&amp;&quot;-&quot;&amp;[.D46]&amp;&quot;-&quot;&amp;[.G46]&amp;[.H46]&amp;[.I46]&amp;[.J46];[.C46]&amp;&quot;-&quot;&amp;[.K46]&amp;&quot;-&quot;&amp;[.L46])" office:value-type="string" office:string-value="lindsay-handle-sarah">
            <text:p>lindsay-handle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You'd like that, wouldn't you?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8">
          <table:table-cell table:formula="of:=IF(LEN([.G47]&amp;[.H47]&amp;[.I47]&amp;[.J47])&gt;0;[.C47]&amp;&quot;-&quot;&amp;[.D47]&amp;&quot;-&quot;&amp;[.G47]&amp;[.H47]&amp;[.I47]&amp;[.J47];[.C47]&amp;&quot;-&quot;&amp;[.K47]&amp;&quot;-&quot;&amp;[.L47]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Ew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48]&amp;[.H48]&amp;[.I48]&amp;[.J48])&gt;0;[.C48]&amp;&quot;-&quot;&amp;[.D48]&amp;&quot;-&quot;&amp;[.G48]&amp;[.H48]&amp;[.I48]&amp;[.J48];[.C48]&amp;&quot;-&quot;&amp;[.K48]&amp;&quot;-&quot;&amp;[.L48])" office:value-type="string" office:string-value="johnny-handle-johnny">
            <text:p>johnny-handle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8">
          <table:table-cell table:formula="of:=IF(LEN([.G49]&amp;[.H49]&amp;[.I49]&amp;[.J49])&gt;0;[.C49]&amp;&quot;-&quot;&amp;[.D49]&amp;&quot;-&quot;&amp;[.G49]&amp;[.H49]&amp;[.I49]&amp;[.J49];[.C49]&amp;&quot;-&quot;&amp;[.K49]&amp;&quot;-&quot;&amp;[.L49])" office:value-type="string" office:string-value="johnny-handle-sarah">
            <text:p>johnny-handle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8">
          <table:table-cell table:formula="of:=IF(LEN([.G50]&amp;[.H50]&amp;[.I50]&amp;[.J50])&gt;0;[.C50]&amp;&quot;-&quot;&amp;[.D50]&amp;&quot;-&quot;&amp;[.G50]&amp;[.H50]&amp;[.I50]&amp;[.J50];[.C50]&amp;&quot;-&quot;&amp;[.K50]&amp;&quot;-&quot;&amp;[.L50])" office:value-type="string" office:string-value="sarah-handle-lindsay">
            <text:p>sarah-handle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e're just friends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8">
          <table:table-cell table:formula="of:=IF(LEN([.G51]&amp;[.H51]&amp;[.I51]&amp;[.J51])&gt;0;[.C51]&amp;&quot;-&quot;&amp;[.D51]&amp;&quot;-&quot;&amp;[.G51]&amp;[.H51]&amp;[.I51]&amp;[.J51];[.C51]&amp;&quot;-&quot;&amp;[.K51]&amp;&quot;-&quot;&amp;[.L51])" office:value-type="string" office:string-value="sarah-handle-johnny">
            <text:p>sarah-handle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right now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8">
          <table:table-cell table:formula="of:=IF(LEN([.G52]&amp;[.H52]&amp;[.I52]&amp;[.J52])&gt;0;[.C52]&amp;&quot;-&quot;&amp;[.D52]&amp;&quot;-&quot;&amp;[.G52]&amp;[.H52]&amp;[.I52]&amp;[.J52];[.C52]&amp;&quot;-&quot;&amp;[.K52]&amp;&quot;-&quot;&amp;[.L52])" office:value-type="string" office:string-value="sarah-handle-sarah">
            <text:p>sarah-handle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ah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53]&amp;[.H53]&amp;[.I53]&amp;[.J53])&gt;0;[.C53]&amp;&quot;-&quot;&amp;[.D53]&amp;&quot;-&quot;&amp;[.G53]&amp;[.H53]&amp;[.I53]&amp;[.J53];[.C53]&amp;&quot;-&quot;&amp;[.K53]&amp;&quot;-&quot;&amp;[.L53])" office:value-type="string" office:string-value="DEFAULT-look-stick">
            <text:p>DEFAULT-look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looks perfect for firewood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54]&amp;[.H54]&amp;[.I54]&amp;[.J54])&gt;0;[.C54]&amp;&quot;-&quot;&amp;[.D54]&amp;&quot;-&quot;&amp;[.G54]&amp;[.H54]&amp;[.I54]&amp;[.J54];[.C54]&amp;&quot;-&quot;&amp;[.K54]&amp;&quot;-&quot;&amp;[.L54])" office:value-type="string" office:string-value="DEFAULT-handle-stick">
            <text:p>DEFAULT-handl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dry, which is all that I care about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8">
          <table:table-cell table:formula="of:=IF(LEN([.G55]&amp;[.H55]&amp;[.I55]&amp;[.J55])&gt;0;[.C55]&amp;&quot;-&quot;&amp;[.D55]&amp;&quot;-&quot;&amp;[.G55]&amp;[.H55]&amp;[.I55]&amp;[.J55];[.C55]&amp;&quot;-&quot;&amp;[.K55]&amp;&quot;-&quot;&amp;[.L55]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numSticks &gt; 9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probably enough. <text:s/>Let's go back.</text:p>
          </table:table-cell>
          <table:table-cell table:style-name="ce95" table:number-columns-repeated="3"/>
          <table:table-cell table:style-name="ce100" table:number-columns-repeated="2"/>
          <table:table-cell table:number-columns-repeated="2"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formula="of:=IF(LEN([.G56]&amp;[.H56]&amp;[.I56]&amp;[.J56])&gt;0;[.C56]&amp;&quot;-&quot;&amp;[.D56]&amp;&quot;-&quot;&amp;[.G56]&amp;[.H56]&amp;[.I56]&amp;[.J56];[.C56]&amp;&quot;-&quot;&amp;[.K56]&amp;&quot;-&quot;&amp;[.L56]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l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5" office:value-type="string">
            <text:p>Value</text:p>
          </table:table-cell>
          <table:table-cell table:style-name="ce95" office:value-type="string">
            <text:p>Variables</text:p>
          </table:table-cell>
          <table:table-cell table:style-name="ce95" office:value-type="string">
            <text:p>numSticks + 1</text:p>
          </table:table-cell>
          <table:table-cell table:style-name="ce100"/>
          <table:table-cell table:style-name="ce100" office:value-type="string">
            <text:p>numSticks</text:p>
          </table:table-cell>
          <table:table-cell table:number-columns-repeated="2"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formula="of:=IF(LEN([.G57]&amp;[.H57]&amp;[.I57]&amp;[.J57])&gt;0;[.C57]&amp;&quot;-&quot;&amp;[.D57]&amp;&quot;-&quot;&amp;[.G57]&amp;[.H57]&amp;[.I57]&amp;[.J57];[.C57]&amp;&quot;-&quot;&amp;[.K57]&amp;&quot;-&quot;&amp;[.L57]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already holding plenty. <text:s/>Let the others carry their share.</text:p>
          </table:table-cell>
          <table:table-cell table:style-name="ce95" table:number-columns-repeated="3"/>
          <table:table-cell table:style-name="ce100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58]&amp;[.H58]&amp;[.I58]&amp;[.J58])&gt;0;[.C58]&amp;&quot;-&quot;&amp;[.D58]&amp;&quot;-&quot;&amp;[.G58]&amp;[.H58]&amp;[.I58]&amp;[.J58];[.C58]&amp;&quot;-&quot;&amp;[.K58]&amp;&quot;-&quot;&amp;[.L58]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oll or click the mouse wheel, or press Q or E, to switch characters.</text:p>
          </table:table-cell>
          <table:table-cell table:style-name="ce95" table:number-columns-repeated="3"/>
          <table:table-cell table:style-name="ce100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59]&amp;[.H59]&amp;[.I59]&amp;[.J59])&gt;0;[.C59]&amp;&quot;-&quot;&amp;[.D59]&amp;&quot;-&quot;&amp;[.G59]&amp;[.H59]&amp;[.I59]&amp;[.J59];[.C59]&amp;&quot;-&quot;&amp;[.K59]&amp;&quot;-&quot;&amp;[.L59]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95" table:number-columns-repeated="3"/>
          <table:table-cell table:style-name="ce100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60]&amp;[.H60]&amp;[.I60]&amp;[.J60])&gt;0;[.C60]&amp;&quot;-&quot;&amp;[.D60]&amp;&quot;-&quot;&amp;[.G60]&amp;[.H60]&amp;[.I60]&amp;[.J60];[.C60]&amp;&quot;-&quot;&amp;[.K60]&amp;&quot;-&quot;&amp;[.L60]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Ehh, all these sticks are pretty awkward. <text:s/>The girls won't mind helping.</text:p>
          </table:table-cell>
          <table:table-cell table:style-name="ce95" table:number-columns-repeated="3"/>
          <table:table-cell table:style-name="ce100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61]&amp;[.H61]&amp;[.I61]&amp;[.J61])&gt;0;[.C61]&amp;&quot;-&quot;&amp;[.D61]&amp;&quot;-&quot;&amp;[.G61]&amp;[.H61]&amp;[.I61]&amp;[.J61];[.C61]&amp;&quot;-&quot;&amp;[.K61]&amp;&quot;-&quot;&amp;[.L61]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95" table:number-columns-repeated="3"/>
          <table:table-cell table:style-name="ce100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62]&amp;[.H62]&amp;[.I62]&amp;[.J62])&gt;0;[.C62]&amp;&quot;-&quot;&amp;[.D62]&amp;&quot;-&quot;&amp;[.G62]&amp;[.H62]&amp;[.I62]&amp;[.J62];[.C62]&amp;&quot;-&quot;&amp;[.K62]&amp;&quot;-&quot;&amp;[.L62]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95" table:number-columns-repeated="3"/>
          <table:table-cell table:style-name="ce100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63]&amp;[.H63]&amp;[.I63]&amp;[.J63])&gt;0;[.C63]&amp;&quot;-&quot;&amp;[.D63]&amp;&quot;-&quot;&amp;[.G63]&amp;[.H63]&amp;[.I63]&amp;[.J63];[.C63]&amp;&quot;-&quot;&amp;[.K63]&amp;&quot;-&quot;&amp;[.L63]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I shouldn't have to hold so many of these myself.</text:p>
          </table:table-cell>
          <table:table-cell table:style-name="ce95" table:number-columns-repeated="3"/>
          <table:table-cell table:style-name="ce100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64]&amp;[.H64]&amp;[.I64]&amp;[.J64])&gt;0;[.C64]&amp;&quot;-&quot;&amp;[.D64]&amp;&quot;-&quot;&amp;[.G64]&amp;[.H64]&amp;[.I64]&amp;[.J64];[.C64]&amp;&quot;-&quot;&amp;[.K64]&amp;&quot;-&quot;&amp;[.L64]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95" table:number-columns-repeated="3"/>
          <table:table-cell table:style-name="ce100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65]&amp;[.H65]&amp;[.I65]&amp;[.J65])&gt;0;[.C65]&amp;&quot;-&quot;&amp;[.D65]&amp;&quot;-&quot;&amp;[.G65]&amp;[.H65]&amp;[.I65]&amp;[.J65];[.C65]&amp;&quot;-&quot;&amp;[.K65]&amp;&quot;-&quot;&amp;[.L65]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95" table:number-columns-repeated="3"/>
          <table:table-cell table:style-name="ce100" table:number-columns-repeated="2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formula="of:=IF(LEN([.G66]&amp;[.H66]&amp;[.I66]&amp;[.J66])&gt;0;[.C66]&amp;&quot;-&quot;&amp;[.D66]&amp;&quot;-&quot;&amp;[.G66]&amp;[.H66]&amp;[.I66]&amp;[.J66];[.C66]&amp;&quot;-&quot;&amp;[.K66]&amp;&quot;-&quot;&amp;[.L66])" office:value-type="string" office:string-value="DEFAULT-look-queen">
            <text:p>DEFAULT-loo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... white - and moving - deeper into the forest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67]&amp;[.H67]&amp;[.I67]&amp;[.J67])&gt;0;[.C67]&amp;&quot;-&quot;&amp;[.D67]&amp;&quot;-&quot;&amp;[.G67]&amp;[.H67]&amp;[.I67]&amp;[.J67];[.C67]&amp;&quot;-&quot;&amp;[.K67]&amp;&quot;-&quot;&amp;[.L67])" office:value-type="string" office:string-value="DEFAULT-look-queen">
            <text:p>DEFAULT-loo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too thick to go over there, though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68]&amp;[.H68]&amp;[.I68]&amp;[.J68])&gt;0;[.C68]&amp;&quot;-&quot;&amp;[.D68]&amp;&quot;-&quot;&amp;[.G68]&amp;[.H68]&amp;[.I68]&amp;[.J68];[.C68]&amp;&quot;-&quot;&amp;[.K68]&amp;&quot;-&quot;&amp;[.L68])" office:value-type="string" office:string-value="DEFAULT-look-queen">
            <text:p>DEFAULT-loo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claims to be a faerie. <text:s/>I'm hardly in a position to disagree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69]&amp;[.H69]&amp;[.I69]&amp;[.J69])&gt;0;[.C69]&amp;&quot;-&quot;&amp;[.D69]&amp;&quot;-&quot;&amp;[.G69]&amp;[.H69]&amp;[.I69]&amp;[.J69];[.C69]&amp;&quot;-&quot;&amp;[.K69]&amp;&quot;-&quot;&amp;[.L69])" office:value-type="string" office:string-value="DEFAULT-forest-03-#ff0000">
            <text:p>DEFAULT-forest-03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5" office:value-type="string">
            <text:p>Scene_ID~,~Screen_X</text:p>
          </table:table-cell>
          <table:table-cell table:style-name="ce95" office:value-type="string">
            <text:p>Characters</text:p>
          </table:table-cell>
          <table:table-cell table:style-name="ce95" office:value-type="string">
            <text:p>forest-04~,~90</text:p>
          </table:table-cell>
          <table:table-cell table:style-name="ce100"/>
          <table:table-cell table:style-name="ce100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0]&amp;[.H70]&amp;[.I70]&amp;[.J70])&gt;0;[.C70]&amp;&quot;-&quot;&amp;[.D70]&amp;&quot;-&quot;&amp;[.G70]&amp;[.H70]&amp;[.I70]&amp;[.J70];[.C70]&amp;&quot;-&quot;&amp;[.K70]&amp;&quot;-&quot;&amp;[.L70])" office:value-type="string" office:string-value="DEFAULT-forest-04-#ff0000">
            <text:p>DEFAULT-forest-04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5" office:value-type="string">
            <text:p>Scene_ID~,~Screen_X</text:p>
          </table:table-cell>
          <table:table-cell table:style-name="ce95" office:value-type="string">
            <text:p>Characters</text:p>
          </table:table-cell>
          <table:table-cell table:style-name="ce95" office:value-type="string">
            <text:p>forest-05~,~90</text:p>
          </table:table-cell>
          <table:table-cell table:style-name="ce100"/>
          <table:table-cell table:style-name="ce100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1]&amp;[.H71]&amp;[.I71]&amp;[.J71])&gt;0;[.C71]&amp;&quot;-&quot;&amp;[.D71]&amp;&quot;-&quot;&amp;[.G71]&amp;[.H71]&amp;[.I71]&amp;[.J71];[.C71]&amp;&quot;-&quot;&amp;[.K71]&amp;&quot;-&quot;&amp;[.L71])" office:value-type="string" office:string-value="DEFAULT-forest-05-#ff0000">
            <text:p>DEFAULT-forest-05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5" office:value-type="string">
            <text:p>Scene_ID~,~Screen_X</text:p>
          </table:table-cell>
          <table:table-cell table:style-name="ce95" office:value-type="string">
            <text:p>Characters</text:p>
          </table:table-cell>
          <table:table-cell table:style-name="ce95" office:value-type="string">
            <text:p>forest-06~,~90</text:p>
          </table:table-cell>
          <table:table-cell table:style-name="ce100"/>
          <table:table-cell table:style-name="ce100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2]&amp;[.H72]&amp;[.I72]&amp;[.J72])&gt;0;[.C72]&amp;&quot;-&quot;&amp;[.D72]&amp;&quot;-&quot;&amp;[.G72]&amp;[.H72]&amp;[.I72]&amp;[.J72];[.C72]&amp;&quot;-&quot;&amp;[.K72]&amp;&quot;-&quot;&amp;[.L72])" office:value-type="string" office:string-value="DEFAULT-forest-06-#ff0000">
            <text:p>DEFAULT-forest-06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5" office:value-type="string">
            <text:p>Scene_ID~,~Screen_X</text:p>
          </table:table-cell>
          <table:table-cell table:style-name="ce95" office:value-type="string">
            <text:p>Characters</text:p>
          </table:table-cell>
          <table:table-cell table:style-name="ce95" office:value-type="string">
            <text:p>forest-07~,~90</text:p>
          </table:table-cell>
          <table:table-cell table:style-name="ce100"/>
          <table:table-cell table:style-name="ce100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3]&amp;[.H73]&amp;[.I73]&amp;[.J73])&gt;0;[.C73]&amp;&quot;-&quot;&amp;[.D73]&amp;&quot;-&quot;&amp;[.G73]&amp;[.H73]&amp;[.I73]&amp;[.J73];[.C73]&amp;&quot;-&quot;&amp;[.K73]&amp;&quot;-&quot;&amp;[.L73]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don't need to go that far. <text:s/>Let's just collect some of the dead branches we've seen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74]&amp;[.H74]&amp;[.I74]&amp;[.J74])&gt;0;[.C74]&amp;&quot;-&quot;&amp;[.D74]&amp;&quot;-&quot;&amp;[.G74]&amp;[.H74]&amp;[.I74]&amp;[.J74];[.C74]&amp;&quot;-&quot;&amp;[.K74]&amp;&quot;-&quot;&amp;[.L74]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getting dark and we have plenty of firewood. <text:s/>Let's go back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75]&amp;[.H75]&amp;[.I75]&amp;[.J75])&gt;0;[.C75]&amp;&quot;-&quot;&amp;[.D75]&amp;&quot;-&quot;&amp;[.G75]&amp;[.H75]&amp;[.I75]&amp;[.J75];[.C75]&amp;&quot;-&quot;&amp;[.K75]&amp;&quot;-&quot;&amp;[.L75])" office:value-type="string" office:string-value="DEFAULT-forest-07-#0000ff">
            <text:p>DEFAULT-forest-07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7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5" office:value-type="string">
            <text:p>Scene_ID~,~Screen_X</text:p>
          </table:table-cell>
          <table:table-cell table:style-name="ce95" office:value-type="string">
            <text:p>Characters</text:p>
          </table:table-cell>
          <table:table-cell table:style-name="ce95" office:value-type="string">
            <text:p>forest-06~,~10</text:p>
          </table:table-cell>
          <table:table-cell table:style-name="ce100"/>
          <table:table-cell table:style-name="ce100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6]&amp;[.H76]&amp;[.I76]&amp;[.J76])&gt;0;[.C76]&amp;&quot;-&quot;&amp;[.D76]&amp;&quot;-&quot;&amp;[.G76]&amp;[.H76]&amp;[.I76]&amp;[.J76];[.C76]&amp;&quot;-&quot;&amp;[.K76]&amp;&quot;-&quot;&amp;[.L76])" office:value-type="string" office:string-value="DEFAULT-forest-06-#0000ff">
            <text:p>DEFAULT-forest-06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6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5" office:value-type="string">
            <text:p>Scene_ID~,~Screen_X</text:p>
          </table:table-cell>
          <table:table-cell table:style-name="ce95" office:value-type="string">
            <text:p>Characters</text:p>
          </table:table-cell>
          <table:table-cell table:style-name="ce95" office:value-type="string">
            <text:p>forest-05~,~10</text:p>
          </table:table-cell>
          <table:table-cell table:style-name="ce100"/>
          <table:table-cell table:style-name="ce100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7]&amp;[.H77]&amp;[.I77]&amp;[.J77])&gt;0;[.C77]&amp;&quot;-&quot;&amp;[.D77]&amp;&quot;-&quot;&amp;[.G77]&amp;[.H77]&amp;[.I77]&amp;[.J77];[.C77]&amp;&quot;-&quot;&amp;[.K77]&amp;&quot;-&quot;&amp;[.L77])" office:value-type="string" office:string-value="DEFAULT-forest-05-#0000ff">
            <text:p>DEFAULT-forest-05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5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5" office:value-type="string">
            <text:p>Scene_ID~,~Screen_X</text:p>
          </table:table-cell>
          <table:table-cell table:style-name="ce95" office:value-type="string">
            <text:p>Characters</text:p>
          </table:table-cell>
          <table:table-cell table:style-name="ce95" office:value-type="string">
            <text:p>forest-04~,~10</text:p>
          </table:table-cell>
          <table:table-cell table:style-name="ce100"/>
          <table:table-cell table:style-name="ce100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8]&amp;[.H78]&amp;[.I78]&amp;[.J78])&gt;0;[.C78]&amp;&quot;-&quot;&amp;[.D78]&amp;&quot;-&quot;&amp;[.G78]&amp;[.H78]&amp;[.I78]&amp;[.J78];[.C78]&amp;&quot;-&quot;&amp;[.K78]&amp;&quot;-&quot;&amp;[.L78])" office:value-type="string" office:string-value="DEFAULT-forest-04-#0000ff">
            <text:p>DEFAULT-forest-04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4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5" office:value-type="string">
            <text:p>Scene_ID~,~Screen_X</text:p>
          </table:table-cell>
          <table:table-cell table:style-name="ce95" office:value-type="string">
            <text:p>Characters</text:p>
          </table:table-cell>
          <table:table-cell table:style-name="ce95" office:value-type="string">
            <text:p>forest-03~,~10</text:p>
          </table:table-cell>
          <table:table-cell table:style-name="ce100"/>
          <table:table-cell table:style-name="ce100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79]&amp;[.H79]&amp;[.I79]&amp;[.J79])&gt;0;[.C79]&amp;&quot;-&quot;&amp;[.D79]&amp;&quot;-&quot;&amp;[.G79]&amp;[.H79]&amp;[.I79]&amp;[.J79];[.C79]&amp;&quot;-&quot;&amp;[.K79]&amp;&quot;-&quot;&amp;[.L79]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numSticks == 0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Let's collect some firewood before we go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80]&amp;[.H80]&amp;[.I80]&amp;[.J80])&gt;0;[.C80]&amp;&quot;-&quot;&amp;[.D80]&amp;&quot;-&quot;&amp;[.G80]&amp;[.H80]&amp;[.I80]&amp;[.J80];[.C80]&amp;&quot;-&quot;&amp;[.K80]&amp;&quot;-&quot;&amp;[.L80]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0 &lt; numSticks &amp;&amp; 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haven't collected very much firewood. <text:s/>Let's grab a few more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81]&amp;[.H81]&amp;[.I81]&amp;[.J81])&gt;0;[.C81]&amp;&quot;-&quot;&amp;[.D81]&amp;&quot;-&quot;&amp;[.G81]&amp;[.H81]&amp;[.I81]&amp;[.J81];[.C81]&amp;&quot;-&quot;&amp;[.K81]&amp;&quot;-&quot;&amp;[.L81]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95" office:value-type="string">
            <text:p>Scene_ID~,~Screen_X</text:p>
          </table:table-cell>
          <table:table-cell table:style-name="ce95" office:value-type="string">
            <text:p>Characters</text:p>
          </table:table-cell>
          <table:table-cell table:style-name="ce95" office:value-type="string">
            <text:p>forest-02~,~10</text:p>
          </table:table-cell>
          <table:table-cell table:style-name="ce100"/>
          <table:table-cell table:style-name="ce100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82]&amp;[.H82]&amp;[.I82]&amp;[.J82])&gt;0;[.C82]&amp;&quot;-&quot;&amp;[.D82]&amp;&quot;-&quot;&amp;[.G82]&amp;[.H82]&amp;[.I82]&amp;[.J82];[.C82]&amp;&quot;-&quot;&amp;[.K82]&amp;&quot;-&quot;&amp;[.L82])" office:value-type="string" office:string-value="DEFAULT-forest-02-#0000ff">
            <text:p>DEFAULT-forest-02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2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95" office:value-type="string">
            <text:p>Scene_ID~,~Screen_X</text:p>
          </table:table-cell>
          <table:table-cell table:style-name="ce95" office:value-type="string">
            <text:p>Characters</text:p>
          </table:table-cell>
          <table:table-cell table:style-name="ce95" office:value-type="string">
            <text:p>forest-01~,~10</text:p>
          </table:table-cell>
          <table:table-cell table:style-name="ce100"/>
          <table:table-cell table:style-name="ce100" office:value-type="string">
            <text:p>DEFAULT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83]&amp;[.H83]&amp;[.I83]&amp;[.J83])&gt;0;[.C83]&amp;&quot;-&quot;&amp;[.D83]&amp;&quot;-&quot;&amp;[.G83]&amp;[.H83]&amp;[.I83]&amp;[.J83];[.C83]&amp;&quot;-&quot;&amp;[.K83]&amp;&quot;-&quot;&amp;[.L83]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really odd. <text:s/>We should be back by now.</text:p>
          </table:table-cell>
          <table:table-cell table:style-name="ce95" table:number-columns-repeated="3"/>
          <table:table-cell table:style-name="ce100"/>
          <table:table-cell table:style-name="ce100" office:value-type="string">
            <text:p>DEFAULT</text:p>
          </table:table-cell>
          <table:table-cell table:number-columns-repeated="1002"/>
        </table:table-row>
        <table:table-row table:style-name="ro2">
          <table:table-cell table:formula="of:=IF(LEN([.G84]&amp;[.H84]&amp;[.I84]&amp;[.J84])&gt;0;[.C84]&amp;&quot;-&quot;&amp;[.D84]&amp;&quot;-&quot;&amp;[.G84]&amp;[.H84]&amp;[.I84]&amp;[.J84];[.C84]&amp;&quot;-&quot;&amp;[.K84]&amp;&quot;-&quot;&amp;[.L84]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95" office:value-type="string">
            <text:p>Value</text:p>
          </table:table-cell>
          <table:table-cell table:style-name="ce95" office:value-type="string">
            <text:p>Variables</text:p>
          </table:table-cell>
          <table:table-cell table:style-name="ce95" office:value-type="string">
            <text:p>lost</text:p>
          </table:table-cell>
          <table:table-cell table:style-name="ce100"/>
          <table:table-cell table:style-name="ce100" office:value-type="string">
            <text:p>teamState</text:p>
          </table:table-cell>
          <table:table-cell table:number-columns-repeated="1002"/>
        </table:table-row>
        <table:table-row table:style-name="ro2">
          <table:table-cell table:formula="of:=IF(LEN([.G85]&amp;[.H85]&amp;[.I85]&amp;[.J85])&gt;0;[.C85]&amp;&quot;-&quot;&amp;[.D85]&amp;&quot;-&quot;&amp;[.G85]&amp;[.H85]&amp;[.I85]&amp;[.J85];[.C85]&amp;&quot;-&quot;&amp;[.K85]&amp;&quot;-&quot;&amp;[.L85]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w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95" office:value-type="string">
            <text:p>Visible</text:p>
          </table:table-cell>
          <table:table-cell table:style-name="ce95" office:value-type="string">
            <text:p>Characters</text:p>
          </table:table-cell>
          <table:table-cell table:style-name="ce95" office:value-type="float" office:value="1">
            <text:p>1</text:p>
          </table:table-cell>
          <table:table-cell table:style-name="ce100"/>
          <table:table-cell table:style-name="ce100" office:value-type="string">
            <text:p>queen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99"/>
        </table:table-row>
        <table:table-row table:style-name="ro2">
          <table:table-cell table:formula="of:=IF(LEN([.G86]&amp;[.H86]&amp;[.I86]&amp;[.J86])&gt;0;[.C86]&amp;&quot;-&quot;&amp;[.D86]&amp;&quot;-&quot;&amp;[.G86]&amp;[.H86]&amp;[.I86]&amp;[.J86];[.C86]&amp;&quot;-&quot;&amp;[.K86]&amp;&quot;-&quot;&amp;[.L86])" office:value-type="string" office:string-value="lindsay-talk-lindsay">
            <text:p>lindsay-tal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But what would I say?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87]&amp;[.H87]&amp;[.I87]&amp;[.J87])&gt;0;[.C87]&amp;&quot;-&quot;&amp;[.D87]&amp;&quot;-&quot;&amp;[.G87]&amp;[.H87]&amp;[.I87]&amp;[.J87];[.C87]&amp;&quot;-&quot;&amp;[.K87]&amp;&quot;-&quot;&amp;[.L87])" office:value-type="string" office:string-value="sarah-talk-sarah">
            <text:p>sarah-tal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not waste time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88]&amp;[.H88]&amp;[.I88]&amp;[.J88])&gt;0;[.C88]&amp;&quot;-&quot;&amp;[.D88]&amp;&quot;-&quot;&amp;[.G88]&amp;[.H88]&amp;[.I88]&amp;[.J88];[.C88]&amp;&quot;-&quot;&amp;[.K88]&amp;&quot;-&quot;&amp;[.L88])" office:value-type="string" office:string-value="johnny-talk-johnny">
            <text:p>johnny-tal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could talk to myself all day -- but would you want to listen?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89]&amp;[.H89]&amp;[.I89]&amp;[.J89])&gt;0;[.C89]&amp;&quot;-&quot;&amp;[.D89]&amp;&quot;-&quot;&amp;[.G89]&amp;[.H89]&amp;[.I89]&amp;[.J89];[.C89]&amp;&quot;-&quot;&amp;[.K89]&amp;&quot;-&quot;&amp;[.L89]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get the firewood and get back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90]&amp;[.H90]&amp;[.I90]&amp;[.J90])&gt;0;[.C90]&amp;&quot;-&quot;&amp;[.D90]&amp;&quot;-&quot;&amp;[.G90]&amp;[.H90]&amp;[.I90]&amp;[.J90];[.C90]&amp;&quot;-&quot;&amp;[.K90]&amp;&quot;-&quot;&amp;[.L90]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91]&amp;[.H91]&amp;[.I91]&amp;[.J91])&gt;0;[.C91]&amp;&quot;-&quot;&amp;[.D91]&amp;&quot;-&quot;&amp;[.G91]&amp;[.H91]&amp;[.I91]&amp;[.J91];[.C91]&amp;&quot;-&quot;&amp;[.K91]&amp;&quot;-&quot;&amp;[.L91]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get the firewood and get back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92]&amp;[.H92]&amp;[.I92]&amp;[.J92])&gt;0;[.C92]&amp;&quot;-&quot;&amp;[.D92]&amp;&quot;-&quot;&amp;[.G92]&amp;[.H92]&amp;[.I92]&amp;[.J92];[.C92]&amp;&quot;-&quot;&amp;[.K92]&amp;&quot;-&quot;&amp;[.L92]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93]&amp;[.H93]&amp;[.I93]&amp;[.J93])&gt;0;[.C93]&amp;&quot;-&quot;&amp;[.D93]&amp;&quot;-&quot;&amp;[.G93]&amp;[.H93]&amp;[.I93]&amp;[.J93];[.C93]&amp;&quot;-&quot;&amp;[.K93]&amp;&quot;-&quot;&amp;[.L93])" office:value-type="string" office:string-value="johnny-talk-lindsay">
            <text:p>johnny-tal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I can make fun of her story some more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94]&amp;[.H94]&amp;[.I94]&amp;[.J94])&gt;0;[.C94]&amp;&quot;-&quot;&amp;[.D94]&amp;&quot;-&quot;&amp;[.G94]&amp;[.H94]&amp;[.I94]&amp;[.J94];[.C94]&amp;&quot;-&quot;&amp;[.K94]&amp;&quot;-&quot;&amp;[.L94])" office:value-type="string" office:string-value="johnny-talk-sarah">
            <text:p>johnny-tal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we can make fun of Lindsay's story some more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95]&amp;[.H95]&amp;[.I95]&amp;[.J95])&gt;0;[.C95]&amp;&quot;-&quot;&amp;[.D95]&amp;&quot;-&quot;&amp;[.G95]&amp;[.H95]&amp;[.I95]&amp;[.J95];[.C95]&amp;&quot;-&quot;&amp;[.K95]&amp;&quot;-&quot;&amp;[.L95])" office:value-type="string" office:string-value="sarah-talk-lindsay">
            <text:p>sarah-tal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96]&amp;[.H96]&amp;[.I96]&amp;[.J96])&gt;0;[.C96]&amp;&quot;-&quot;&amp;[.D96]&amp;&quot;-&quot;&amp;[.G96]&amp;[.H96]&amp;[.I96]&amp;[.J96];[.C96]&amp;&quot;-&quot;&amp;[.K96]&amp;&quot;-&quot;&amp;[.L96])" office:value-type="string" office:string-value="sarah-talk-johnny">
            <text:p>sarah-tal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97]&amp;[.H97]&amp;[.I97]&amp;[.J97])&gt;0;[.C97]&amp;&quot;-&quot;&amp;[.D97]&amp;&quot;-&quot;&amp;[.G97]&amp;[.H97]&amp;[.I97]&amp;[.J97];[.C97]&amp;&quot;-&quot;&amp;[.K97]&amp;&quot;-&quot;&amp;[.L97]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98]&amp;[.H98]&amp;[.I98]&amp;[.J98])&gt;0;[.C98]&amp;&quot;-&quot;&amp;[.D98]&amp;&quot;-&quot;&amp;[.G98]&amp;[.H98]&amp;[.I98]&amp;[.J98];[.C98]&amp;&quot;-&quot;&amp;[.K98]&amp;&quot;-&quot;&amp;[.L98]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99]&amp;[.H99]&amp;[.I99]&amp;[.J99])&gt;0;[.C99]&amp;&quot;-&quot;&amp;[.D99]&amp;&quot;-&quot;&amp;[.G99]&amp;[.H99]&amp;[.I99]&amp;[.J99];[.C99]&amp;&quot;-&quot;&amp;[.K99]&amp;&quot;-&quot;&amp;[.L99]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is is the way we came, right?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eah, it is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t doesn't make any sense. <text:s/>We went in a straight line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We must have gotten turned around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guess so?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105]&amp;[.H105]&amp;[.I105]&amp;[.J105])&gt;0;[.C105]&amp;&quot;-&quot;&amp;[.D105]&amp;&quot;-&quot;&amp;[.G105]&amp;[.H105]&amp;[.I105]&amp;[.J105];[.C105]&amp;&quot;-&quot;&amp;[.K105]&amp;&quot;-&quot;&amp;[.L105])" office:value-type="string" office:string-value="DEFAULT-look-forest-01">
            <text:p>DEFAULT-look-forest-01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106]&amp;[.H106]&amp;[.I106]&amp;[.J106])&gt;0;[.C106]&amp;&quot;-&quot;&amp;[.D106]&amp;&quot;-&quot;&amp;[.G106]&amp;[.H106]&amp;[.I106]&amp;[.J106];[.C106]&amp;&quot;-&quot;&amp;[.K106]&amp;&quot;-&quot;&amp;[.L106])" office:value-type="string" office:string-value="DEFAULT-look-forest-02">
            <text:p>DEFAULT-look-forest-02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107]&amp;[.H107]&amp;[.I107]&amp;[.J107])&gt;0;[.C107]&amp;&quot;-&quot;&amp;[.D107]&amp;&quot;-&quot;&amp;[.G107]&amp;[.H107]&amp;[.I107]&amp;[.J107];[.C107]&amp;&quot;-&quot;&amp;[.K107]&amp;&quot;-&quot;&amp;[.L107]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108]&amp;[.H108]&amp;[.I108]&amp;[.J108])&gt;0;[.C108]&amp;&quot;-&quot;&amp;[.D108]&amp;&quot;-&quot;&amp;[.G108]&amp;[.H108]&amp;[.I108]&amp;[.J108];[.C108]&amp;&quot;-&quot;&amp;[.K108]&amp;&quot;-&quot;&amp;[.L108]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109]&amp;[.H109]&amp;[.I109]&amp;[.J109])&gt;0;[.C109]&amp;&quot;-&quot;&amp;[.D109]&amp;&quot;-&quot;&amp;[.G109]&amp;[.H109]&amp;[.I109]&amp;[.J109];[.C109]&amp;&quot;-&quot;&amp;[.K109]&amp;&quot;-&quot;&amp;[.L109]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110]&amp;[.H110]&amp;[.I110]&amp;[.J110])&gt;0;[.C110]&amp;&quot;-&quot;&amp;[.D110]&amp;&quot;-&quot;&amp;[.G110]&amp;[.H110]&amp;[.I110]&amp;[.J110];[.C110]&amp;&quot;-&quot;&amp;[.K110]&amp;&quot;-&quot;&amp;[.L110]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111]&amp;[.H111]&amp;[.I111]&amp;[.J111])&gt;0;[.C111]&amp;&quot;-&quot;&amp;[.D111]&amp;&quot;-&quot;&amp;[.G111]&amp;[.H111]&amp;[.I111]&amp;[.J111];[.C111]&amp;&quot;-&quot;&amp;[.K111]&amp;&quot;-&quot;&amp;[.L111]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112]&amp;[.H112]&amp;[.I112]&amp;[.J112])&gt;0;[.C112]&amp;&quot;-&quot;&amp;[.D112]&amp;&quot;-&quot;&amp;[.G112]&amp;[.H112]&amp;[.I112]&amp;[.J112];[.C112]&amp;&quot;-&quot;&amp;[.K112]&amp;&quot;-&quot;&amp;[.L112]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113]&amp;[.H113]&amp;[.I113]&amp;[.J113])&gt;0;[.C113]&amp;&quot;-&quot;&amp;[.D113]&amp;&quot;-&quot;&amp;[.G113]&amp;[.H113]&amp;[.I113]&amp;[.J113];[.C113]&amp;&quot;-&quot;&amp;[.K113]&amp;&quot;-&quot;&amp;[.L113]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114]&amp;[.H114]&amp;[.I114]&amp;[.J114])&gt;0;[.C114]&amp;&quot;-&quot;&amp;[.D114]&amp;&quot;-&quot;&amp;[.G114]&amp;[.H114]&amp;[.I114]&amp;[.J114];[.C114]&amp;&quot;-&quot;&amp;[.K114]&amp;&quot;-&quot;&amp;[.L114]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115]&amp;[.H115]&amp;[.I115]&amp;[.J115])&gt;0;[.C115]&amp;&quot;-&quot;&amp;[.D115]&amp;&quot;-&quot;&amp;[.G115]&amp;[.H115]&amp;[.I115]&amp;[.J115];[.C115]&amp;&quot;-&quot;&amp;[.K115]&amp;&quot;-&quot;&amp;[.L115]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116]&amp;[.H116]&amp;[.I116]&amp;[.J116])&gt;0;[.C116]&amp;&quot;-&quot;&amp;[.D116]&amp;&quot;-&quot;&amp;[.G116]&amp;[.H116]&amp;[.I116]&amp;[.J116];[.C116]&amp;&quot;-&quot;&amp;[.K116]&amp;&quot;-&quot;&amp;[.L116]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117]&amp;[.H117]&amp;[.I117]&amp;[.J117])&gt;0;[.C117]&amp;&quot;-&quot;&amp;[.D117]&amp;&quot;-&quot;&amp;[.G117]&amp;[.H117]&amp;[.I117]&amp;[.J117];[.C117]&amp;&quot;-&quot;&amp;[.K117]&amp;&quot;-&quot;&amp;[.L117])" office:value-type="string" office:string-value="DEFAULT-use-lindsaystick">
            <text:p>DEFAULT-use-lindsay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118]&amp;[.H118]&amp;[.I118]&amp;[.J118])&gt;0;[.C118]&amp;&quot;-&quot;&amp;[.D118]&amp;&quot;-&quot;&amp;[.G118]&amp;[.H118]&amp;[.I118]&amp;[.J118];[.C118]&amp;&quot;-&quot;&amp;[.K118]&amp;&quot;-&quot;&amp;[.L118])" office:value-type="string" office:string-value="DEFAULT-use-johnnystick">
            <text:p>DEFAULT-use-johnny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im get the next one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119]&amp;[.H119]&amp;[.I119]&amp;[.J119])&gt;0;[.C119]&amp;&quot;-&quot;&amp;[.D119]&amp;&quot;-&quot;&amp;[.G119]&amp;[.H119]&amp;[.I119]&amp;[.J119];[.C119]&amp;&quot;-&quot;&amp;[.K119]&amp;&quot;-&quot;&amp;[.L119])" office:value-type="string" office:string-value="DEFAULT-use-sarahstick">
            <text:p>DEFAULT-use-sarah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120]&amp;[.H120]&amp;[.I120]&amp;[.J120])&gt;0;[.C120]&amp;&quot;-&quot;&amp;[.D120]&amp;&quot;-&quot;&amp;[.G120]&amp;[.H120]&amp;[.I120]&amp;[.J120];[.C120]&amp;&quot;-&quot;&amp;[.K120]&amp;&quot;-&quot;&amp;[.L120])" office:value-type="string" office:string-value="DEFAULT-use-queenstick">
            <text:p>DEFAULT-use-queen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till doesn't quite reach. <text:s/>Sorry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121]&amp;[.H121]&amp;[.I121]&amp;[.J121])&gt;0;[.C121]&amp;&quot;-&quot;&amp;[.D121]&amp;&quot;-&quot;&amp;[.G121]&amp;[.H121]&amp;[.I121]&amp;[.J121];[.C121]&amp;&quot;-&quot;&amp;[.K121]&amp;&quot;-&quot;&amp;[.L121])" office:value-type="string" office:string-value="DEFAULT-use-queenstick">
            <text:p>DEFAULT-use-queen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!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don't think that's a good idea.</text:p>
          </table:table-cell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122]&amp;[.H122]&amp;[.I122]&amp;[.J122])&gt;0;[.C122]&amp;&quot;-&quot;&amp;[.D122]&amp;&quot;-&quot;&amp;[.G122]&amp;[.H122]&amp;[.I122]&amp;[.J122];[.C122]&amp;&quot;-&quot;&amp;[.K122]&amp;&quot;-&quot;&amp;[.L122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123]&amp;[.H123]&amp;[.I123]&amp;[.J123])&gt;0;[.C123]&amp;&quot;-&quot;&amp;[.D123]&amp;&quot;-&quot;&amp;[.G123]&amp;[.H123]&amp;[.I123]&amp;[.J123];[.C123]&amp;&quot;-&quot;&amp;[.K123]&amp;&quot;-&quot;&amp;[.L123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124]&amp;[.H124]&amp;[.I124]&amp;[.J124])&gt;0;[.C124]&amp;&quot;-&quot;&amp;[.D124]&amp;&quot;-&quot;&amp;[.G124]&amp;[.H124]&amp;[.I124]&amp;[.J124];[.C124]&amp;&quot;-&quot;&amp;[.K124]&amp;&quot;-&quot;&amp;[.L124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125]&amp;[.H125]&amp;[.I125]&amp;[.J125])&gt;0;[.C125]&amp;&quot;-&quot;&amp;[.D125]&amp;&quot;-&quot;&amp;[.G125]&amp;[.H125]&amp;[.I125]&amp;[.J125];[.C125]&amp;&quot;-&quot;&amp;[.K125]&amp;&quot;-&quot;&amp;[.L125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126]&amp;[.H126]&amp;[.I126]&amp;[.J126])&gt;0;[.C126]&amp;&quot;-&quot;&amp;[.D126]&amp;&quot;-&quot;&amp;[.G126]&amp;[.H126]&amp;[.I126]&amp;[.J126];[.C126]&amp;&quot;-&quot;&amp;[.K126]&amp;&quot;-&quot;&amp;[.L126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127]&amp;[.H127]&amp;[.I127]&amp;[.J127])&gt;0;[.C127]&amp;&quot;-&quot;&amp;[.D127]&amp;&quot;-&quot;&amp;[.G127]&amp;[.H127]&amp;[.I127]&amp;[.J127];[.C127]&amp;&quot;-&quot;&amp;[.K127]&amp;&quot;-&quot;&amp;[.L127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128]&amp;[.H128]&amp;[.I128]&amp;[.J128])&gt;0;[.C128]&amp;&quot;-&quot;&amp;[.D128]&amp;&quot;-&quot;&amp;[.G128]&amp;[.H128]&amp;[.I128]&amp;[.J128];[.C128]&amp;&quot;-&quot;&amp;[.K128]&amp;&quot;-&quot;&amp;[.L128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129]&amp;[.H129]&amp;[.I129]&amp;[.J129])&gt;0;[.C129]&amp;&quot;-&quot;&amp;[.D129]&amp;&quot;-&quot;&amp;[.G129]&amp;[.H129]&amp;[.I129]&amp;[.J129];[.C129]&amp;&quot;-&quot;&amp;[.K129]&amp;&quot;-&quot;&amp;[.L129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130]&amp;[.H130]&amp;[.I130]&amp;[.J130])&gt;0;[.C130]&amp;&quot;-&quot;&amp;[.D130]&amp;&quot;-&quot;&amp;[.G130]&amp;[.H130]&amp;[.I130]&amp;[.J130];[.C130]&amp;&quot;-&quot;&amp;[.K130]&amp;&quot;-&quot;&amp;[.L130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131]&amp;[.H131]&amp;[.I131]&amp;[.J131])&gt;0;[.C131]&amp;&quot;-&quot;&amp;[.D131]&amp;&quot;-&quot;&amp;[.G131]&amp;[.H131]&amp;[.I131]&amp;[.J131];[.C131]&amp;&quot;-&quot;&amp;[.K131]&amp;&quot;-&quot;&amp;[.L131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132]&amp;[.H132]&amp;[.I132]&amp;[.J132])&gt;0;[.C132]&amp;&quot;-&quot;&amp;[.D132]&amp;&quot;-&quot;&amp;[.G132]&amp;[.H132]&amp;[.I132]&amp;[.J132];[.C132]&amp;&quot;-&quot;&amp;[.K132]&amp;&quot;-&quot;&amp;[.L132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133]&amp;[.H133]&amp;[.I133]&amp;[.J133])&gt;0;[.C133]&amp;&quot;-&quot;&amp;[.D133]&amp;&quot;-&quot;&amp;[.G133]&amp;[.H133]&amp;[.I133]&amp;[.J133];[.C133]&amp;&quot;-&quot;&amp;[.K133]&amp;&quot;-&quot;&amp;[.L133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134]&amp;[.H134]&amp;[.I134]&amp;[.J134])&gt;0;[.C134]&amp;&quot;-&quot;&amp;[.D134]&amp;&quot;-&quot;&amp;[.G134]&amp;[.H134]&amp;[.I134]&amp;[.J134];[.C134]&amp;&quot;-&quot;&amp;[.K134]&amp;&quot;-&quot;&amp;[.L134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formula="of:=IF(LEN([.G135]&amp;[.H135]&amp;[.I135]&amp;[.J135])&gt;0;[.C135]&amp;&quot;-&quot;&amp;[.D135]&amp;&quot;-&quot;&amp;[.G135]&amp;[.H135]&amp;[.I135]&amp;[.J135];[.C135]&amp;&quot;-&quot;&amp;[.K135]&amp;&quot;-&quot;&amp;[.L135]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95" table:number-columns-repeated="3"/>
          <table:table-cell table:style-name="ce100" table:number-columns-repeated="2"/>
          <table:table-cell table:number-columns-repeated="1002"/>
        </table:table-row>
        <table:table-row table:style-name="ro2">
          <table:table-cell table:style-name="ce39"/>
          <table:table-cell table:style-name="ce42" table:number-columns-repeated="14"/>
          <table:table-cell table:style-name="ce89"/>
          <table:table-cell table:style-name="ce42" table:number-columns-repeated="6"/>
          <table:table-cell table:style-name="ce114" table:number-columns-repeated="4"/>
          <table:table-cell table:number-columns-repeated="998"/>
        </table:table-row>
        <table:table-row table:style-name="ro2" table:number-rows-repeated="1048439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Variables" table:style-name="ta1" table:print="false">
        <table:table-column table:style-name="co17" table:default-cell-style-name="Default"/>
        <table:table-column table:style-name="co13" table:default-cell-style-name="ce4"/>
        <table:table-column table:style-name="co13" table:number-columns-repeated="1022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0" office:value-type="string">
            <text:p>Value</text:p>
          </table:table-cell>
          <table:table-cell table:style-name="ce52" table:number-columns-repeated="1022"/>
        </table:table-row>
        <table:table-row table:style-name="ro2">
          <table:table-cell table:style-name="ce53" office:value-type="string">
            <text:p>DEFAULT</text:p>
          </table:table-cell>
          <table:table-cell table:style-name="ce54" office:value-type="float" office:value="0">
            <text:p>0</text:p>
          </table:table-cell>
          <table:table-cell table:style-name="ce53" table:number-columns-repeated="1022"/>
        </table:table-row>
        <table:table-row table:style-name="ro2">
          <table:table-cell office:value-type="string">
            <text:p>numSticks</text:p>
          </table:table-cell>
          <table:table-cell table:number-columns-repeated="1023"/>
        </table:table-row>
        <table:table-row table:style-name="ro2">
          <table:table-cell office:value-type="string">
            <text:p>teamState</text:p>
          </table:table-cell>
          <table:table-cell office:value-type="string">
            <text:p>sticks</text:p>
          </table:table-cell>
          <table:table-cell table:number-columns-repeated="1022"/>
        </table:table-row>
        <table:table-row table:style-name="ro2">
          <table:table-cell office:value-type="string">
            <text:p>currentFRoom</text:p>
          </table:table-cell>
          <table:table-cell table:number-columns-repeated="1023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Actions" table:style-name="ta1" table:print="false">
        <office:forms form:automatic-focus="false" form:apply-design-mode="false"/>
        <table:table-column table:style-name="co13" table:number-columns-repeated="3" table:default-cell-style-name="Default"/>
        <table:table-column table:style-name="co67" table:default-cell-style-name="ce59"/>
        <table:table-column table:style-name="co13" table:number-columns-repeated="8" table:default-cell-style-name="ce59"/>
        <table:table-column table:style-name="co13" table:number-columns-repeated="3" table:default-cell-style-name="Default"/>
        <table:table-column table:style-name="co68" table:number-columns-repeated="2" table:default-cell-style-name="ce59"/>
        <table:table-column table:style-name="co13" table:number-columns-repeated="1007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Allowed</text:p>
          </table:table-cell>
          <table:table-cell table:style-name="ce57" office:value-type="string">
            <text:p>Script_Required</text:p>
          </table:table-cell>
          <table:table-cell table:style-name="ce57" office:value-type="string">
            <text:p>On_Objects</text:p>
          </table:table-cell>
          <table:table-cell table:style-name="ce57" office:value-type="string">
            <text:p>On_Characters</text:p>
          </table:table-cell>
          <table:table-cell table:style-name="ce57" office:value-type="string">
            <text:p>On_Scenes</text:p>
          </table:table-cell>
          <table:table-cell table:style-name="ce57" office:value-type="string">
            <text:p>On_Inventory</text:p>
          </table:table-cell>
          <table:table-cell table:style-name="ce57" office:value-type="string">
            <text:p>Walk_First</text:p>
          </table:table-cell>
          <table:table-cell table:style-name="ce57" office:value-type="string">
            <text:p>Needs_Second</text:p>
          </table:table-cell>
          <table:table-cell table:style-name="ce57" office:value-type="string">
            <text:p>Scene_ID</text:p>
          </table:table-cell>
          <table:table-cell table:style-name="ce52" office:value-type="string">
            <text:p>Action_Path</text:p>
          </table:table-cell>
          <table:table-cell table:style-name="ce52" office:value-type="string">
            <text:p>Action_Filename</text:p>
          </table:table-cell>
          <table:table-cell table:style-name="ce52" office:value-type="string">
            <text:p>Action_Extension</text:p>
          </table:table-cell>
          <table:table-cell table:style-name="ce57" office:value-type="string">
            <text:p>Distance_From_Center</text:p>
          </table:table-cell>
          <table:table-cell table:style-name="ce57" office:value-type="string">
            <text:p>Radial_Position</text:p>
          </table:table-cell>
          <table:table-cell table:style-name="ce52" table:number-columns-repeated="1007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DEFAULT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number-columns-repeated="3" table:style-name="ce45" office:value-type="float" office:value="1">
            <text:p>1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*</text:p>
          </table:table-cell>
          <table:table-cell table:style-name="ce2" office:value-type="string">
            <text:p>images/menu/</text:p>
          </table:table-cell>
          <table:table-cell table:style-name="ce2"/>
          <table:table-cell table:style-name="ce2" office:value-type="string">
            <text:p>.png</text:p>
          </table:table-cell>
          <table:table-cell table:style-name="ce105" office:value-type="percentage" office:value="0.65">
            <text:p>65.00%</text:p>
          </table:table-cell>
          <table:table-cell table:style-name="ce45" office:value-type="float" office:value="300">
            <text:p>300</text:p>
          </table:table-cell>
          <table:table-cell table:style-name="ce2" table:number-columns-repeated="1007"/>
        </table:table-row>
        <table:table-row table:style-name="ro2">
          <table:table-cell table:style-name="ce101" office:value-type="string">
            <text:p>use</text:p>
          </table:table-cell>
          <table:table-cell table:style-name="ce102" office:value-type="string">
            <text:p>Use on</text:p>
          </table:table-cell>
          <table:table-cell table:style-name="ce102" office:value-type="string">
            <text:p>DEFAULT</text:p>
          </table:table-cell>
          <table:table-cell table:style-name="ce103"/>
          <table:table-cell table:style-name="ce103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number-columns-repeated="3" table:style-name="ce103" office:value-type="float" office:value="1">
            <text:p>1</text:p>
          </table:table-cell>
          <table:table-cell table:style-name="ce103"/>
          <table:table-cell table:style-name="ce102"/>
          <table:table-cell table:style-name="ce104"/>
          <table:table-cell table:style-name="ce102"/>
          <table:table-cell table:style-name="ce103"/>
          <table:table-cell table:style-name="ce103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table:style-name="ce101" office:value-type="string">
            <text:p>walk</text:p>
          </table:table-cell>
          <table:table-cell table:style-name="ce102" office:value-type="string">
            <text:p>Walk to</text:p>
          </table:table-cell>
          <table:table-cell table:style-name="ce102" office:value-type="string">
            <text:p>DEFAULT</text:p>
          </table:table-cell>
          <table:table-cell table:style-name="ce103"/>
          <table:table-cell table:number-columns-repeated="5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repeated="2"/>
          <table:table-cell table:style-name="ce102" table:number-columns-repeated="3"/>
          <table:table-cell table:style-name="ce103" table:number-columns-repeated="2"/>
          <table:table-cell table:style-name="ce102" table:number-columns-repeated="1007"/>
        </table:table-row>
        <table:table-row table:style-name="ro3">
          <table:table-cell table:style-name="ce102" office:value-type="string">
            <text:p>look</text:p>
          </table:table-cell>
          <table:table-cell table:style-name="ce102" office:value-type="string">
            <text:p>Look at</text:p>
          </table:table-cell>
          <table:table-cell table:style-name="ce102" office:value-type="string">
            <text:p>DEFAULT</text:p>
          </table:table-cell>
          <table:table-cell table:style-name="ce103"/>
          <table:table-cell table:number-columns-repeated="5"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repeated="2"/>
          <table:table-cell table:style-name="ce102"/>
          <table:table-cell table:style-name="ce102" office:value-type="string">
            <text:p>vc_look</text:p>
          </table:table-cell>
          <table:table-cell table:style-name="ce102"/>
          <table:table-cell table:style-name="ce103"/>
          <table:table-cell table:style-name="ce103" office:value-type="float" office:value="180">
            <text:p>18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talk</text:p>
          </table:table-cell>
          <table:table-cell table:style-name="ce102" office:value-type="string">
            <text:p>Talk to</text:p>
          </table:table-cell>
          <table:table-cell table:style-name="ce102" office:value-type="string">
            <text:p>DEFAULT</text:p>
          </table:table-cell>
          <table:table-cell table:style-name="ce103"/>
          <table:table-cell table:number-columns-repeated="4" table:style-name="ce103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repeated="2"/>
          <table:table-cell table:style-name="ce102"/>
          <table:table-cell table:style-name="ce102" office:value-type="string">
            <text:p>vc_talk</text:p>
          </table:table-cell>
          <table:table-cell table:style-name="ce102"/>
          <table:table-cell table:style-name="ce103"/>
          <table:table-cell table:style-name="ce103" office:value-type="float" office:value="60">
            <text:p>6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handle</text:p>
          </table:table-cell>
          <table:table-cell table:style-name="ce102" office:value-type="string">
            <text:p>Interact with</text:p>
          </table:table-cell>
          <table:table-cell table:style-name="ce102" office:value-type="string">
            <text:p>DEFAULT</text:p>
          </table:table-cell>
          <table:table-cell table:style-name="ce103"/>
          <table:table-cell table:number-columns-repeated="6" table:style-name="ce103" office:value-type="float" office:value="1">
            <text:p>1</text:p>
          </table:table-cell>
          <table:table-cell table:style-name="ce103" table:number-columns-repeated="2"/>
          <table:table-cell table:style-name="ce102"/>
          <table:table-cell table:style-name="ce102" office:value-type="string">
            <text:p>vc_handle</text:p>
          </table:table-cell>
          <table:table-cell table:style-name="ce102"/>
          <table:table-cell table:style-name="ce103"/>
          <table:table-cell table:style-name="ce103" office:value-type="float" office:value="120">
            <text:p>120</text:p>
          </table:table-cell>
          <table:table-cell table:style-name="ce102" table:number-columns-repeated="1007"/>
        </table:table-row>
        <table:table-row table:style-name="ro3">
          <table:table-cell table:style-name="ce101" office:value-type="string">
            <text:p>take</text:p>
          </table:table-cell>
          <table:table-cell table:style-name="ce102" office:value-type="string">
            <text:p>Take</text:p>
          </table:table-cell>
          <table:table-cell table:style-name="ce102" office:value-type="string">
            <text:p>DEFAULT</text:p>
          </table:table-cell>
          <table:table-cell table:style-name="ce103" table:number-columns-repeated="2"/>
          <table:table-cell table:style-name="ce103" office:value-type="float" office:value="1">
            <text:p>1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repeated="2"/>
          <table:table-cell table:style-name="ce102"/>
          <table:table-cell table:style-name="ce102" office:value-type="string">
            <text:p>vc_take</text:p>
          </table:table-cell>
          <table:table-cell table:style-name="ce102"/>
          <table:table-cell table:style-name="ce103"/>
          <table:table-cell table:style-name="ce103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sarah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104"/>
          <table:table-cell table:number-columns-repeated="2"/>
          <table:table-cell office:value-type="float" office:value="240">
            <text:p>240</text:p>
          </table:table-cell>
          <table:table-cell table:number-columns-repeated="1007"/>
        </table:table-row>
        <table:table-row table:style-name="ro2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lindsa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104"/>
          <table:table-cell table:number-columns-repeated="1010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Characters" table:style-name="ta1" table:print="false">
        <office:forms form:automatic-focus="false" form:apply-design-mode="false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59"/>
        <table:table-column table:style-name="co27" table:default-cell-style-name="ce4"/>
        <table:table-column table:style-name="co28" table:number-columns-repeated="2" table:default-cell-style-name="ce64"/>
        <table:table-column table:style-name="co25" table:number-columns-repeated="3" table:default-cell-style-name="ce64"/>
        <table:table-column table:style-name="co25" table:default-cell-style-name="ce59"/>
        <table:table-column table:style-name="co29" table:number-columns-repeated="2" table:default-cell-style-name="ce59"/>
        <table:table-column table:style-name="co25" table:number-columns-repeated="3" table:default-cell-style-name="ce59"/>
        <table:table-column table:style-name="co22" table:default-cell-style-name="ce66"/>
        <table:table-column table:style-name="co30" table:number-columns-repeated="8" table:default-cell-style-name="ce68"/>
        <table:table-column table:style-name="co30" table:number-columns-repeated="8" table:default-cell-style-name="ce70"/>
        <table:table-column table:style-name="co31" table:default-cell-style-name="ce72"/>
        <table:table-column table:style-name="co32" table:default-cell-style-name="ce72"/>
        <table:table-column table:style-name="co33" table:default-cell-style-name="ce72"/>
        <table:table-column table:style-name="co32" table:default-cell-style-name="ce72"/>
        <table:table-column table:style-name="co34" table:default-cell-style-name="ce72"/>
        <table:table-column table:style-name="co32" table:default-cell-style-name="ce72"/>
        <table:table-column table:style-name="co35" table:default-cell-style-name="ce72"/>
        <table:table-column table:style-name="co13" table:number-columns-repeated="981" table:default-cell-style-name="ce4"/>
        <table:table-row table:style-name="ro3">
          <table:table-cell table:style-name="ce50" office:value-type="string">
            <text:p>ID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Colour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50" office:value-type="string">
            <text:p>Scene_ID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Zoom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7" office:value-type="string">
            <text:p>xZ_Index</text:p>
          </table:table-cell>
          <table:table-cell table:style-name="ce57" office:value-type="string">
            <text:p>Playable</text:p>
          </table:table-cell>
          <table:table-cell table:style-name="ce57" office:value-type="string">
            <text:p>Walks</text:p>
          </table:table-cell>
          <table:table-cell table:style-name="ce57" office:value-type="string">
            <text:p>Current</text:p>
          </table:table-cell>
          <table:table-cell table:style-name="ce65" office:value-type="string">
            <text:p>Animation_Current</text:p>
          </table:table-cell>
          <table:table-cell table:style-name="ce67" office:value-type="string">
            <text:p>Idle_N</text:p>
          </table:table-cell>
          <table:table-cell table:style-name="ce67" office:value-type="string">
            <text:p>Idle_E</text:p>
          </table:table-cell>
          <table:table-cell table:style-name="ce67" office:value-type="string">
            <text:p>Idle_W</text:p>
          </table:table-cell>
          <table:table-cell table:style-name="ce67" office:value-type="string">
            <text:p>Idle_S</text:p>
          </table:table-cell>
          <table:table-cell table:style-name="ce67" office:value-type="string">
            <text:p>Idle_NE</text:p>
          </table:table-cell>
          <table:table-cell table:style-name="ce67" office:value-type="string">
            <text:p>Idle_NW</text:p>
          </table:table-cell>
          <table:table-cell table:style-name="ce67" office:value-type="string">
            <text:p>Idle_SE</text:p>
          </table:table-cell>
          <table:table-cell table:style-name="ce67" office:value-type="string">
            <text:p>Idle_SW</text:p>
          </table:table-cell>
          <table:table-cell table:style-name="ce69" office:value-type="string">
            <text:p>N</text:p>
          </table:table-cell>
          <table:table-cell table:style-name="ce69" office:value-type="string">
            <text:p>E</text:p>
          </table:table-cell>
          <table:table-cell table:style-name="ce69" office:value-type="string">
            <text:p>W</text:p>
          </table:table-cell>
          <table:table-cell table:style-name="ce69" office:value-type="string">
            <text:p>S</text:p>
          </table:table-cell>
          <table:table-cell table:style-name="ce69" office:value-type="string">
            <text:p>NE</text:p>
          </table:table-cell>
          <table:table-cell table:style-name="ce69" office:value-type="string">
            <text:p>NW</text:p>
          </table:table-cell>
          <table:table-cell table:style-name="ce69" office:value-type="string">
            <text:p>SE</text:p>
          </table:table-cell>
          <table:table-cell table:style-name="ce69" office:value-type="string">
            <text:p>SW</text:p>
          </table:table-cell>
          <table:table-cell table:style-name="ce71" office:value-type="string">
            <text:p>Cursor_Path</text:p>
          </table:table-cell>
          <table:table-cell table:style-name="ce71" office:value-type="string">
            <text:p>Cursor_Filename</text:p>
          </table:table-cell>
          <table:table-cell table:style-name="ce71" office:value-type="string">
            <text:p>Cursor_Extension</text:p>
          </table:table-cell>
          <table:table-cell table:style-name="ce71" office:value-type="string">
            <text:p>Action_Wheel_Path</text:p>
          </table:table-cell>
          <table:table-cell table:style-name="ce71" office:value-type="string">
            <text:p>Action_Wheel_Filename</text:p>
          </table:table-cell>
          <table:table-cell table:style-name="ce71" office:value-type="string">
            <text:p>Action_Wheel_Extension</text:p>
          </table:table-cell>
          <table:table-cell table:style-name="ce71"/>
          <table:table-cell table:style-name="ce50" table:number-columns-repeated="981"/>
        </table:table-row>
        <table:table-row table:style-name="ro3">
          <table:table-cell table:style-name="ce7" office:value-type="string">
            <text:p>DEFAULT</text:p>
          </table:table-cell>
          <table:table-cell table:style-name="ce7"/>
          <table:table-cell table:style-name="ce7" office:value-type="string">
            <text:p>#000000</text:p>
          </table:table-cell>
          <table:table-cell table:style-name="ce7" office:value-type="string">
            <text:p>fonts/</text:p>
          </table:table-cell>
          <table:table-cell table:style-name="ce7" office:value-type="string">
            <text:p>narrator</text:p>
          </table:table-cell>
          <table:table-cell table:style-name="ce7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7"/>
          <table:table-cell table:number-columns-repeated="2"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40">
            <text:p>4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idle</text:p>
          </table:table-cell>
          <table:table-cell table:style-name="ce53" office:value-type="string">
            <text:p>idle_n</text:p>
          </table:table-cell>
          <table:table-cell table:number-columns-repeated="3" table:style-name="ce53" office:value-type="string">
            <text:p>idle</text:p>
          </table:table-cell>
          <table:table-cell table:number-columns-repeated="3" table:style-name="ce53" office:value-type="string">
            <text:p>idle_n</text:p>
          </table:table-cell>
          <table:table-cell table:style-name="ce53" office:value-type="string">
            <text:p>idle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w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cursor</text:p>
          </table:table-cell>
          <table:table-cell table:style-name="ce7" office:value-type="string">
            <text:p>.png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vc</text:p>
          </table:table-cell>
          <table:table-cell table:style-name="ce7" office:value-type="string">
            <text:p>.png</text:p>
          </table:table-cell>
          <table:table-cell table:style-name="ce7" table:number-columns-repeated="982"/>
        </table:table-row>
        <table:table-row table:style-name="ro3">
          <table:table-cell office:value-type="string">
            <text:p>lindsay</text:p>
          </table:table-cell>
          <table:table-cell office:value-type="string">
            <text:p>Lindsay</text:p>
          </table:table-cell>
          <table:table-cell office:value-type="string">
            <text:p>#bbaa00</text:p>
          </table:table-cell>
          <table:table-cell/>
          <table:table-cell office:value-type="string">
            <text:p>lindsay</text:p>
          </table:table-cell>
          <table:table-cell table:number-columns-repeated="2"/>
          <table:table-cell office:value-type="string">
            <text:p>campfire</text:p>
          </table:table-cell>
          <table:table-cell office:value-type="percentage" office:value="0.32">
            <text:p>32%</text:p>
          </table:table-cell>
          <table:table-cell office:value-type="percentage" office:value="0.65">
            <text:p>65%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lindsay</text:p>
          </table:table-cell>
          <table:table-cell table:number-columns-repeated="2"/>
          <table:table-cell office:value-type="string">
            <text:p>vc_lindsay</text:p>
          </table:table-cell>
          <table:table-cell table:number-columns-repeated="983"/>
        </table:table-row>
        <table:table-row table:style-name="ro3">
          <table:table-cell office:value-type="string">
            <text:p>johnny</text:p>
          </table:table-cell>
          <table:table-cell office:value-type="string">
            <text:p>Johnny</text:p>
          </table:table-cell>
          <table:table-cell office:value-type="string">
            <text:p>#ee4444</text:p>
          </table:table-cell>
          <table:table-cell/>
          <table:table-cell office:value-type="string">
            <text:p>johnny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campfire</text:p>
          </table:table-cell>
          <table:table-cell office:value-type="percentage" office:value="0.65">
            <text:p>65%</text:p>
          </table:table-cell>
          <table:table-cell office:value-type="percentage" office:value="0.55">
            <text:p>55%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johnny</text:p>
          </table:table-cell>
          <table:table-cell table:number-columns-repeated="2"/>
          <table:table-cell office:value-type="string">
            <text:p>vc_johnny</text:p>
          </table:table-cell>
          <table:table-cell table:number-columns-repeated="983"/>
        </table:table-row>
        <table:table-row table:style-name="ro3">
          <table:table-cell office:value-type="string">
            <text:p>sarah</text:p>
          </table:table-cell>
          <table:table-cell office:value-type="string">
            <text:p>Sarah</text:p>
          </table:table-cell>
          <table:table-cell office:value-type="string">
            <text:p>#773399</text:p>
          </table:table-cell>
          <table:table-cell/>
          <table:table-cell office:value-type="string">
            <text:p>sarah</text:p>
          </table:table-cell>
          <table:table-cell table:number-columns-repeated="2"/>
          <table:table-cell office:value-type="string">
            <text:p>campfire</text:p>
          </table:table-cell>
          <table:table-cell office:value-type="percentage" office:value="0.73">
            <text:p>73%</text:p>
          </table:table-cell>
          <table:table-cell office:value-type="percentage" office:value="0.65">
            <text:p>65%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sarah</text:p>
          </table:table-cell>
          <table:table-cell table:number-columns-repeated="2"/>
          <table:table-cell office:value-type="string">
            <text:p>vc_sarah</text:p>
          </table:table-cell>
          <table:table-cell table:number-columns-repeated="983"/>
        </table:table-row>
        <table:table-row table:style-name="ro3">
          <table:table-cell office:value-type="string">
            <text:p>narrator</text:p>
          </table:table-cell>
          <table:table-cell office:value-type="string">
            <text:p>Narrator</text:p>
          </table:table-cell>
          <table:table-cell office:value-type="string">
            <text:p>#ffffff</text:p>
          </table:table-cell>
          <table:table-cell table:number-columns-repeated="1021"/>
        </table:table-row>
        <table:table-row table:style-name="ro2">
          <table:table-cell office:value-type="string">
            <text:p>queen</text:p>
          </table:table-cell>
          <table:table-cell office:value-type="string">
            <text:p>Strange Object</text:p>
          </table:table-cell>
          <table:table-cell table:number-columns-repeated="5"/>
          <table:table-cell office:value-type="string">
            <text:p>forest-03</text:p>
          </table:table-cell>
          <table:table-cell office:value-type="percentage" office:value="0.3">
            <text:p>30%</text:p>
          </table:table-cell>
          <table:table-cell office:value-type="percentage" office:value="0.6">
            <text:p>60%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</text:p>
          </table:table-cell>
          <table:table-cell table:number-columns-repeated="4"/>
          <table:table-cell table:style-name="Default"/>
          <table:table-cell/>
          <table:table-cell office:value-type="string">
            <text:p>campfire</text:p>
          </table:table-cell>
          <table:table-cell office:value-type="percentage" office:value="0.5">
            <text:p>50%</text:p>
          </table:table-cell>
          <table:table-cell office:value-type="percentage" office:value="0.6">
            <text:p>60%</text:p>
          </table:table-cell>
          <table:table-cell office:value-type="percentage" office:value="0.75">
            <text:p>75%</text:p>
          </table:table-cell>
          <table:table-cell/>
          <table:table-cell office:value-type="percentage" office:value="0.55">
            <text:p>55%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05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Scenes" table:style-name="ta1" table:print="false">
        <office:forms form:automatic-focus="false" form:apply-design-mode="false"/>
        <table:table-column table:style-name="co13" table:default-cell-style-name="Default"/>
        <table:table-column table:style-name="co36" table:default-cell-style-name="Default"/>
        <table:table-column table:style-name="co37" table:default-cell-style-name="ce59"/>
        <table:table-column table:style-name="co17" table:default-cell-style-name="ce74"/>
        <table:table-column table:style-name="co38" table:default-cell-style-name="ce74"/>
        <table:table-column table:style-name="co22" table:default-cell-style-name="ce74"/>
        <table:table-column table:style-name="co39" table:default-cell-style-name="ce76"/>
        <table:table-column table:style-name="co40" table:default-cell-style-name="ce76"/>
        <table:table-column table:style-name="co41" table:default-cell-style-name="ce76"/>
        <table:table-column table:style-name="co42" table:default-cell-style-name="ce78"/>
        <table:table-column table:style-name="co43" table:default-cell-style-name="ce78"/>
        <table:table-column table:style-name="co14" table:default-cell-style-name="ce78"/>
        <table:table-column table:style-name="co13" table:default-cell-style-name="ce59"/>
        <table:table-column table:style-name="co13" table:number-columns-repeated="2" table:default-cell-style-name="ce64"/>
        <table:table-column table:style-name="co13" table:number-columns-repeated="1009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Name</text:p>
          </table:table-cell>
          <table:table-cell table:style-name="ce57" office:value-type="string">
            <text:p>Require_Actions</text:p>
          </table:table-cell>
          <table:table-cell table:style-name="ce73" office:value-type="string">
            <text:p>Background_Path</text:p>
          </table:table-cell>
          <table:table-cell table:style-name="ce73" office:value-type="string">
            <text:p>Background_Filename</text:p>
          </table:table-cell>
          <table:table-cell table:style-name="ce73" office:value-type="string">
            <text:p>Background_Extension</text:p>
          </table:table-cell>
          <table:table-cell table:style-name="ce75" office:value-type="string">
            <text:p>Foreground_Path</text:p>
          </table:table-cell>
          <table:table-cell table:style-name="ce75" office:value-type="string">
            <text:p>Foreground_Filename</text:p>
          </table:table-cell>
          <table:table-cell table:style-name="ce75" office:value-type="string">
            <text:p>Foreground_Extension</text:p>
          </table:table-cell>
          <table:table-cell table:style-name="ce77" office:value-type="string">
            <text:p>Walkmap_Path</text:p>
          </table:table-cell>
          <table:table-cell table:style-name="ce77" office:value-type="string">
            <text:p>Walkmap_Filename</text:p>
          </table:table-cell>
          <table:table-cell table:style-name="ce77" office:value-type="string">
            <text:p>Walkmap_Extension</text:p>
          </table:table-cell>
          <table:table-cell table:style-name="ce57" office:value-type="string">
            <text:p>Zoom</text:p>
          </table:table-cell>
          <table:table-cell table:style-name="ce62" office:value-type="string">
            <text:p>Centre_X</text:p>
          </table:table-cell>
          <table:table-cell table:style-name="ce62" office:value-type="string">
            <text:p>Centre_Y</text:p>
          </table:table-cell>
          <table:table-cell table:style-name="ce52" table:number-columns-repeated="1009"/>
        </table:table-row>
        <table:table-row table:style-name="ro3">
          <table:table-cell table:style-name="ce2" office:value-type="string">
            <text:p>DEFAULT</text:p>
          </table:table-cell>
          <table:table-cell table:style-name="ce2" office:value-type="string">
            <text:p>Unknown</text:p>
          </table:table-cell>
          <table:table-cell table:style-name="ce45" office:value-type="float" office:value="1">
            <text:p>1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walkmaps/</text:p>
          </table:table-cell>
          <table:table-cell table:style-name="ce2" office:value-type="string">
            <text:p>all</text:p>
          </table:table-cell>
          <table:table-cell table:style-name="ce2" office:value-type="string">
            <text:p>.png</text:p>
          </table:table-cell>
          <table:table-cell table:style-name="ce45" office:value-type="float" office:value="1">
            <text:p>1</text:p>
          </table:table-cell>
          <table:table-cell table:number-columns-repeated="2" table:style-name="ce63" office:value-type="percentage" office:value="0.5">
            <text:p>50%</text:p>
          </table:table-cell>
          <table:table-cell table:style-name="ce2" table:number-columns-repeated="1009"/>
        </table:table-row>
        <table:table-row table:style-name="ro2">
          <table:table-cell office:value-type="string">
            <text:p>campfire</text:p>
          </table:table-cell>
          <table:table-cell office:value-type="string">
            <text:p>Campfi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tro</text:p>
          </table:table-cell>
          <table:table-cell table:number-columns-repeated="5"/>
          <table:table-cell office:value-type="string">
            <text:p>campfire</text:p>
          </table:table-cell>
          <table:table-cell table:number-columns-repeated="1013"/>
        </table:table-row>
        <table:table-row table:style-name="ro2">
          <table:table-cell office:value-type="string">
            <text:p>forest-0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forest-0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1013"/>
        </table:table-row>
        <table:table-row table:style-name="ro2">
          <table:table-cell office:value-type="string">
            <text:p>house</text:p>
          </table:table-cell>
          <table:table-cell office:value-type="string">
            <text:p>Clearing</text:p>
          </table:table-cell>
          <table:table-cell table:number-columns-repeated="2"/>
          <table:table-cell office:value-type="string">
            <text:p>forest_house</text:p>
          </table:table-cell>
          <table:table-cell table:number-columns-repeated="5"/>
          <table:table-cell office:value-type="string">
            <text:p>forest_house</text:p>
          </table:table-cell>
          <table:table-cell table:number-columns-repeated="1013"/>
        </table:table-row>
        <table:table-row table:style-name="ro2">
          <table:table-cell office:value-type="string">
            <text:p>hallway</text:p>
          </table:table-cell>
          <table:table-cell office:value-type="string">
            <text:p>Hallway</text:p>
          </table:table-cell>
          <table:table-cell table:number-columns-repeated="2"/>
          <table:table-cell office:value-type="string">
            <text:p>hallway</text:p>
          </table:table-cell>
          <table:table-cell table:number-columns-repeated="1019"/>
        </table:table-row>
        <table:table-row table:style-name="ro2">
          <table:table-cell office:value-type="string">
            <text:p>bedroom</text:p>
          </table:table-cell>
          <table:table-cell office:value-type="string">
            <text:p>Bedroom</text:p>
          </table:table-cell>
          <table:table-cell table:number-columns-repeated="2"/>
          <table:table-cell office:value-type="string">
            <text:p>bedroom</text:p>
          </table:table-cell>
          <table:table-cell table:number-columns-repeated="1019"/>
        </table:table-row>
        <table:table-row table:style-name="ro2">
          <table:table-cell office:value-type="string">
            <text:p>kitchen</text:p>
          </table:table-cell>
          <table:table-cell office:value-type="string">
            <text:p>Kitchen</text:p>
          </table:table-cell>
          <table:table-cell table:number-columns-repeated="2"/>
          <table:table-cell office:value-type="string">
            <text:p>kitchen</text:p>
          </table:table-cell>
          <table:table-cell table:number-columns-repeated="1019"/>
        </table:table-row>
        <table:table-row table:style-name="ro2">
          <table:table-cell office:value-type="string">
            <text:p>basement</text:p>
          </table:table-cell>
          <table:table-cell office:value-type="string">
            <text:p>Basement</text:p>
          </table:table-cell>
          <table:table-cell table:number-columns-repeated="2"/>
          <table:table-cell office:value-type="string">
            <text:p>basement</text:p>
          </table:table-cell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ObjGroups" table:style-name="ta1" table:print="false">
        <office:forms form:automatic-focus="false" form:apply-design-mode="false"/>
        <table:table-column table:style-name="co13" table:number-columns-repeated="2" table:default-cell-style-name="Default"/>
        <table:table-column table:style-name="co13" table:number-columns-repeated="2" table:default-cell-style-name="ce59"/>
        <table:table-column table:style-name="co64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17" table:default-cell-style-name="Default"/>
        <table:table-row table:style-name="ro5">
          <table:table-cell table:style-name="ce52" office:value-type="string">
            <text:p>ID</text:p>
          </table:table-cell>
          <table:table-cell table:style-name="ce52" office:value-type="string">
            <text:p>Name</text:p>
          </table:table-cell>
          <table:table-cell table:style-name="ce57" office:value-type="string">
            <text:p>Takeable</text:p>
          </table:table-cell>
          <table:table-cell table:style-name="ce57" office:value-type="string">
            <text:p>Max Carry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number-columns-repeated="1017"/>
        </table:table-row>
        <table:table-row table:style-name="ro5">
          <table:table-cell table:style-name="ce53" office:value-type="string">
            <text:p>DEFAULT</text:p>
          </table:table-cell>
          <table:table-cell table:style-name="ce53" office:value-type="string">
            <text:p>Unknown</text:p>
          </table:table-cell>
          <table:table-cell table:number-columns-repeated="2" table:style-name="ce79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39" table:number-columns-repeated="1017"/>
        </table:table-row>
        <table:table-row table:style-name="ro2">
          <table:table-cell office:value-type="string">
            <text:p>stick</text:p>
          </table:table-cell>
          <table:table-cell office:value-type="string">
            <text:p>Firewoo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tick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Objects" table:style-name="ta1" table:print="false">
        <table:table-column table:style-name="co13" table:default-cell-style-name="ce4"/>
        <table:table-column table:style-name="co44" table:default-cell-style-name="ce4"/>
        <table:table-column table:style-name="co13" table:number-columns-repeated="2" table:default-cell-style-name="ce4"/>
        <table:table-column table:style-name="co79" table:default-cell-style-name="ce4"/>
        <table:table-column table:style-name="co20" table:default-cell-style-name="ce4"/>
        <table:table-column table:style-name="co80" table:default-cell-style-name="ce4"/>
        <table:table-column table:style-name="co47" table:default-cell-style-name="ce4"/>
        <table:table-column table:style-name="co81" table:default-cell-style-name="ce4"/>
        <table:table-column table:style-name="co13" table:default-cell-style-name="ce4"/>
        <table:table-column table:style-name="co13" table:number-columns-repeated="2" table:default-cell-style-name="ce64"/>
        <table:table-column table:style-name="co25" table:number-columns-repeated="2" table:default-cell-style-name="ce64"/>
        <table:table-column table:style-name="co23" table:default-cell-style-name="ce64"/>
        <table:table-column table:style-name="co67" table:default-cell-style-name="ce59"/>
        <table:table-column table:style-name="co23" table:number-columns-repeated="2" table:default-cell-style-name="ce59"/>
        <table:table-column table:style-name="co64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02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0" office:value-type="string">
            <text:p>Group</text:p>
          </table:table-cell>
          <table:table-cell table:style-name="ce50" office:value-type="string">
            <text:p>Unique</text:p>
          </table:table-cell>
          <table:table-cell table:style-name="ce50" office:value-type="string">
            <text:p>Scene_ID</text:p>
          </table:table-cell>
          <table:table-cell table:style-name="ce50" office:value-type="string">
            <text:p>Visible</text:p>
          </table:table-cell>
          <table:table-cell table:style-name="ce50" office:value-type="string">
            <text:p>Takeable</text:p>
          </table:table-cell>
          <table:table-cell table:style-name="ce50" office:value-type="string">
            <text:p>Actionable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62" office:value-type="string">
            <text:p>Zoom</text:p>
          </table:table-cell>
          <table:table-cell table:style-name="ce57" office:value-type="string">
            <text:p>Rotation</text:p>
          </table:table-cell>
          <table:table-cell table:style-name="ce57" office:value-type="string">
            <text:p>Flip_H</text:p>
          </table:table-cell>
          <table:table-cell table:style-name="ce57" office:value-type="string">
            <text:p>Flip_V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style-name="ce50" table:number-columns-repeated="1002"/>
        </table:table-row>
        <table:table-row table:style-name="ro2">
          <table:table-cell table:style-name="ce7" office:value-type="string">
            <text:p>DEFAULT</text:p>
          </table:table-cell>
          <table:table-cell table:style-name="ce7" table:number-columns-repeated="3"/>
          <table:table-cell table:number-columns-repeated="3" table:style-name="ce7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.png</text:p>
          </table:table-cell>
          <table:table-cell table:number-columns-repeated="3"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style-name="ce63" office:value-type="percentage" office:value="1">
            <text:p>100%</text:p>
          </table:table-cell>
          <table:table-cell table:number-columns-repeated="3" table:style-name="ce45" office:value-type="float" office:value="0">
            <text:p>0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_inv.png</text:p>
          </table:table-cell>
          <table:table-cell table:style-name="ce7" table:number-columns-repeated="1002"/>
        </table:table-row>
        <table:table-row table:style-name="ro2">
          <table:table-cell table:formula="of:=[.$B3] &amp; IF(LEN([.$C3])=0;&quot;&quot;;&quot;-&quot;) &amp; [.$C3]" office:value-type="string" office:string-value="stick-01">
            <text:p>stick-01</text:p>
          </table:table-cell>
          <table:table-cell office:value-type="string">
            <text:p>stick</text:p>
          </table:table-cell>
          <table:table-cell office:value-type="string">
            <text:p>01</text:p>
          </table:table-cell>
          <table:table-cell office:value-type="string">
            <text:p>forest-03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3">
            <text:p>83%</text:p>
          </table:table-cell>
          <table:table-cell table:number-columns-repeated="2"/>
          <table:table-cell office:value-type="percentage" office:value="0.95">
            <text:p>95%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2">
          <table:table-cell table:formula="of:=[.$B4] &amp; IF(LEN([.$C4])=0;&quot;&quot;;&quot;-&quot;) &amp; [.$C4]" office:value-type="string" office:string-value="stick-02">
            <text:p>stick-02</text:p>
          </table:table-cell>
          <table:table-cell office:value-type="string">
            <text:p>stick</text:p>
          </table:table-cell>
          <table:table-cell office:value-type="string">
            <text:p>02</text:p>
          </table:table-cell>
          <table:table-cell office:value-type="string">
            <text:p>forest-03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67">
            <text:p>67%</text:p>
          </table:table-cell>
          <table:table-cell office:value-type="percentage" office:value="0.75">
            <text:p>75%</text:p>
          </table:table-cell>
          <table:table-cell table:number-columns-repeated="2"/>
          <table:table-cell office:value-type="percentage" office:value="0.8">
            <text:p>80%</text:p>
          </table:table-cell>
          <table:table-cell office:value-type="float" office:value="-10">
            <text:p>-10</text:p>
          </table:table-cell>
          <table:table-cell table:number-columns-repeated="1007"/>
        </table:table-row>
        <table:table-row table:style-name="ro2">
          <table:table-cell table:formula="of:=[.$B5] &amp; IF(LEN([.$C5])=0;&quot;&quot;;&quot;-&quot;) &amp; [.$C5]" office:value-type="string" office:string-value="stick-03">
            <text:p>stick-03</text:p>
          </table:table-cell>
          <table:table-cell office:value-type="string">
            <text:p>stick</text:p>
          </table:table-cell>
          <table:table-cell office:value-type="string">
            <text:p>03</text:p>
          </table:table-cell>
          <table:table-cell office:value-type="string">
            <text:p>forest-04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35">
            <text:p>35%</text:p>
          </table:table-cell>
          <table:table-cell office:value-type="percentage" office:value="0.7">
            <text:p>70%</text:p>
          </table:table-cell>
          <table:table-cell table:number-columns-repeated="1011"/>
        </table:table-row>
        <table:table-row table:style-name="ro2">
          <table:table-cell table:formula="of:=[.$B6] &amp; IF(LEN([.$C6])=0;&quot;&quot;;&quot;-&quot;) &amp; [.$C6]" office:value-type="string" office:string-value="stick-04">
            <text:p>stick-04</text:p>
          </table:table-cell>
          <table:table-cell office:value-type="string">
            <text:p>stick</text:p>
          </table:table-cell>
          <table:table-cell office:value-type="string">
            <text:p>04</text:p>
          </table:table-cell>
          <table:table-cell office:value-type="string">
            <text:p>forest-04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6">
            <text:p>60%</text:p>
          </table:table-cell>
          <table:table-cell office:value-type="percentage" office:value="0.8">
            <text:p>80%</text:p>
          </table:table-cell>
          <table:table-cell table:number-columns-repeated="1011"/>
        </table:table-row>
        <table:table-row table:style-name="ro2">
          <table:table-cell table:formula="of:=[.$B7] &amp; IF(LEN([.$C7])=0;&quot;&quot;;&quot;-&quot;) &amp; [.$C7]" office:value-type="string" office:string-value="stick-05">
            <text:p>stick-05</text:p>
          </table:table-cell>
          <table:table-cell office:value-type="string">
            <text:p>stick</text:p>
          </table:table-cell>
          <table:table-cell office:value-type="string">
            <text:p>05</text:p>
          </table:table-cell>
          <table:table-cell office:value-type="string">
            <text:p>forest-05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2">
          <table:table-cell table:formula="of:=[.$B8] &amp; IF(LEN([.$C8])=0;&quot;&quot;;&quot;-&quot;) &amp; [.$C8]" office:value-type="string" office:string-value="stick-06">
            <text:p>stick-06</text:p>
          </table:table-cell>
          <table:table-cell office:value-type="string">
            <text:p>stick</text:p>
          </table:table-cell>
          <table:table-cell office:value-type="string">
            <text:p>06</text:p>
          </table:table-cell>
          <table:table-cell office:value-type="string">
            <text:p>forest-05</text:p>
          </table:table-cell>
          <table:table-cell table:style-name="Default" table:number-columns-repeated="4"/>
          <table:table-cell office:value-type="string">
            <text:p>stick</text:p>
          </table:table-cell>
          <table:table-cell table:style-name="Default"/>
          <table:table-cell office:value-type="percentage" office:value="0.45">
            <text:p>45%</text:p>
          </table:table-cell>
          <table:table-cell office:value-type="percentage" office:value="0.7">
            <text:p>70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9] &amp; IF(LEN([.$C9])=0;&quot;&quot;;&quot;-&quot;) &amp; [.$C9]" office:value-type="string" office:string-value="stick-07">
            <text:p>stick-07</text:p>
          </table:table-cell>
          <table:table-cell office:value-type="string">
            <text:p>stick</text:p>
          </table:table-cell>
          <table:table-cell office:value-type="string">
            <text:p>07</text:p>
          </table:table-cell>
          <table:table-cell office:value-type="string">
            <text:p>forest-05</text:p>
          </table:table-cell>
          <table:table-cell table:style-name="Default" table:number-columns-repeated="4"/>
          <table:table-cell office:value-type="string">
            <text:p>stick</text:p>
          </table:table-cell>
          <table:table-cell table:style-name="Default"/>
          <table:table-cell office:value-type="percentage" office:value="0.9">
            <text:p>90%</text:p>
          </table:table-cell>
          <table:table-cell office:value-type="percentage" office:value="0.75">
            <text:p>75%</text:p>
          </table:table-cell>
          <table:table-cell table:number-columns-repeated="6"/>
          <table:table-cell table:style-name="Default"/>
          <table:table-cell/>
          <table:table-cell table:style-name="Default" table:number-columns-repeated="1003"/>
        </table:table-row>
        <table:table-row table:style-name="ro2">
          <table:table-cell table:formula="of:=[.$B10] &amp; IF(LEN([.$C10])=0;&quot;&quot;;&quot;-&quot;) &amp; [.$C10]" office:value-type="string" office:string-value="stick-08">
            <text:p>stick-08</text:p>
          </table:table-cell>
          <table:table-cell office:value-type="string">
            <text:p>stick</text:p>
          </table:table-cell>
          <table:table-cell office:value-type="string">
            <text:p>08</text:p>
          </table:table-cell>
          <table:table-cell office:value-type="string">
            <text:p>forest-06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3">
            <text:p>30%</text:p>
          </table:table-cell>
          <table:table-cell office:value-type="percentage" office:value="0.8">
            <text:p>80%</text:p>
          </table:table-cell>
          <table:table-cell table:number-columns-repeated="1011"/>
        </table:table-row>
        <table:table-row table:style-name="ro2">
          <table:table-cell table:formula="of:=[.$B11] &amp; IF(LEN([.$C11])=0;&quot;&quot;;&quot;-&quot;) &amp; [.$C11]" office:value-type="string" office:string-value="stick-09">
            <text:p>stick-09</text:p>
          </table:table-cell>
          <table:table-cell office:value-type="string">
            <text:p>stick</text:p>
          </table:table-cell>
          <table:table-cell office:value-type="string">
            <text:p>09</text:p>
          </table:table-cell>
          <table:table-cell office:value-type="string">
            <text:p>forest-06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table:number-columns-repeated="2" office:value-type="percentage" office:value="0.7">
            <text:p>70%</text:p>
          </table:table-cell>
          <table:table-cell table:number-columns-repeated="1011"/>
        </table:table-row>
        <table:table-row table:style-name="ro2">
          <table:table-cell table:formula="of:=[.$B12] &amp; IF(LEN([.$C12])=0;&quot;&quot;;&quot;-&quot;) &amp; [.$C12]" office:value-type="string" office:string-value="stick-10">
            <text:p>stick-10</text:p>
          </table:table-cell>
          <table:table-cell office:value-type="string">
            <text:p>stick</text:p>
          </table:table-cell>
          <table:table-cell office:value-type="string">
            <text:p>10</text:p>
          </table:table-cell>
          <table:table-cell office:value-type="string">
            <text:p>forest-07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25">
            <text:p>25%</text:p>
          </table:table-cell>
          <table:table-cell office:value-type="percentage" office:value="0.8">
            <text:p>80%</text:p>
          </table:table-cell>
          <table:table-cell table:number-columns-repeated="1011"/>
        </table:table-row>
        <table:table-row table:style-name="ro2">
          <table:table-cell table:formula="of:=[.$B13] &amp; IF(LEN([.$C13])=0;&quot;&quot;;&quot;-&quot;) &amp; [.$C13]" office:value-type="string" office:string-value="stick-11">
            <text:p>stick-11</text:p>
          </table:table-cell>
          <table:table-cell office:value-type="string">
            <text:p>stick</text:p>
          </table:table-cell>
          <table:table-cell office:value-type="string">
            <text:p>11</text:p>
          </table:table-cell>
          <table:table-cell office:value-type="string">
            <text:p>forest-07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4">
            <text:p>40%</text:p>
          </table:table-cell>
          <table:table-cell office:value-type="percentage" office:value="0.9">
            <text:p>90%</text:p>
          </table:table-cell>
          <table:table-cell table:number-columns-repeated="1011"/>
        </table:table-row>
        <table:table-row table:style-name="ro2">
          <table:table-cell table:formula="of:=[.$B14] &amp; IF(LEN([.$C14])=0;&quot;&quot;;&quot;-&quot;) &amp; [.$C14]" office:value-type="string" office:string-value="stick-12">
            <text:p>stick-12</text:p>
          </table:table-cell>
          <table:table-cell office:value-type="string">
            <text:p>stick</text:p>
          </table:table-cell>
          <table:table-cell office:value-type="string">
            <text:p>12</text:p>
          </table:table-cell>
          <table:table-cell office:value-type="string">
            <text:p>forest-07</text:p>
          </table:table-cell>
          <table:table-cell table:number-columns-repeated="4"/>
          <table:table-cell office:value-type="string">
            <text:p>stick</text:p>
          </table:table-cell>
          <table:table-cell/>
          <table:table-cell office:value-type="percentage" office:value="0.65">
            <text:p>65%</text:p>
          </table:table-cell>
          <table:table-cell office:value-type="percentage" office:value="0.85">
            <text:p>85%</text:p>
          </table:table-cell>
          <table:table-cell table:number-columns-repeated="1011"/>
        </table:table-row>
        <table:table-row table:style-name="ro2">
          <table:table-cell table:formula="of:=[.$B15] &amp; IF(LEN([.$C15])=0;&quot;&quot;;&quot;-&quot;) &amp; [.$C1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6] &amp; IF(LEN([.$C16])=0;&quot;&quot;;&quot;-&quot;) &amp; [.$C1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7] &amp; IF(LEN([.$C17])=0;&quot;&quot;;&quot;-&quot;) &amp; [.$C1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8] &amp; IF(LEN([.$C18])=0;&quot;&quot;;&quot;-&quot;) &amp; [.$C1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19] &amp; IF(LEN([.$C19])=0;&quot;&quot;;&quot;-&quot;) &amp; [.$C1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0] &amp; IF(LEN([.$C20])=0;&quot;&quot;;&quot;-&quot;) &amp; [.$C2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1] &amp; IF(LEN([.$C21])=0;&quot;&quot;;&quot;-&quot;) &amp; [.$C2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2] &amp; IF(LEN([.$C22])=0;&quot;&quot;;&quot;-&quot;) &amp; [.$C2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3] &amp; IF(LEN([.$C23])=0;&quot;&quot;;&quot;-&quot;) &amp; [.$C2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4] &amp; IF(LEN([.$C24])=0;&quot;&quot;;&quot;-&quot;) &amp; [.$C2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5] &amp; IF(LEN([.$C25])=0;&quot;&quot;;&quot;-&quot;) &amp; [.$C2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6] &amp; IF(LEN([.$C26])=0;&quot;&quot;;&quot;-&quot;) &amp; [.$C2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7] &amp; IF(LEN([.$C27])=0;&quot;&quot;;&quot;-&quot;) &amp; [.$C2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8] &amp; IF(LEN([.$C28])=0;&quot;&quot;;&quot;-&quot;) &amp; [.$C2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29] &amp; IF(LEN([.$C29])=0;&quot;&quot;;&quot;-&quot;) &amp; [.$C2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0] &amp; IF(LEN([.$C30])=0;&quot;&quot;;&quot;-&quot;) &amp; [.$C3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1] &amp; IF(LEN([.$C31])=0;&quot;&quot;;&quot;-&quot;) &amp; [.$C3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2] &amp; IF(LEN([.$C32])=0;&quot;&quot;;&quot;-&quot;) &amp; [.$C3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3] &amp; IF(LEN([.$C33])=0;&quot;&quot;;&quot;-&quot;) &amp; [.$C3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4] &amp; IF(LEN([.$C34])=0;&quot;&quot;;&quot;-&quot;) &amp; [.$C3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5] &amp; IF(LEN([.$C35])=0;&quot;&quot;;&quot;-&quot;) &amp; [.$C3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6] &amp; IF(LEN([.$C36])=0;&quot;&quot;;&quot;-&quot;) &amp; [.$C3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7] &amp; IF(LEN([.$C37])=0;&quot;&quot;;&quot;-&quot;) &amp; [.$C37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8] &amp; IF(LEN([.$C38])=0;&quot;&quot;;&quot;-&quot;) &amp; [.$C38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39] &amp; IF(LEN([.$C39])=0;&quot;&quot;;&quot;-&quot;) &amp; [.$C39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0] &amp; IF(LEN([.$C40])=0;&quot;&quot;;&quot;-&quot;) &amp; [.$C40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1] &amp; IF(LEN([.$C41])=0;&quot;&quot;;&quot;-&quot;) &amp; [.$C41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2] &amp; IF(LEN([.$C42])=0;&quot;&quot;;&quot;-&quot;) &amp; [.$C42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3] &amp; IF(LEN([.$C43])=0;&quot;&quot;;&quot;-&quot;) &amp; [.$C43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4] &amp; IF(LEN([.$C44])=0;&quot;&quot;;&quot;-&quot;) &amp; [.$C44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5] &amp; IF(LEN([.$C45])=0;&quot;&quot;;&quot;-&quot;) &amp; [.$C45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6] &amp; IF(LEN([.$C46])=0;&quot;&quot;;&quot;-&quot;) &amp; [.$C46]">
            <text:p/>
          </table:table-cell>
          <table:table-cell table:number-columns-repeated="2"/>
          <table:table-cell table:number-columns-repeated="1020"/>
        </table:table-row>
        <table:table-row table:style-name="ro2">
          <table:table-cell table:formula="of:=[.$B47] &amp; IF(LEN([.$C47])=0;&quot;&quot;;&quot;-&quot;) &amp; [.$C47]">
            <text:p/>
          </table:table-cell>
          <table:table-cell table:number-columns-repeated="2"/>
          <table:table-cell table:number-columns-repeated="1020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Inventory" table:style-name="ta1" table:print="false">
        <office:forms form:automatic-focus="false" form:apply-design-mode="false"/>
        <table:table-column table:style-name="co44" table:default-cell-style-name="Default"/>
        <table:table-column table:style-name="co49" table:default-cell-style-name="Default"/>
        <table:table-column table:style-name="co13" table:default-cell-style-name="ce59"/>
        <table:table-column table:style-name="co13" table:number-columns-repeated="1021" table:default-cell-style-name="Default"/>
        <table:table-row table:style-name="ro2">
          <table:table-cell table:style-name="ce52" office:value-type="string">
            <text:p>Object_Group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Quantity</text:p>
          </table:table-cell>
          <table:table-cell table:style-name="ce52" table:number-columns-repeated="1021"/>
        </table:table-row>
        <table:table-row table:style-name="ro2">
          <table:table-cell table:number-columns-repeated="2" table:style-name="ce53" office:value-type="string">
            <text:p>DEFAULT</text:p>
          </table:table-cell>
          <table:table-cell table:style-name="ce79" office:value-type="float" office:value="1">
            <text:p>1</text:p>
          </table:table-cell>
          <table:table-cell table:style-name="ce53" table:number-columns-repeated="102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Emotions" table:style-name="ta1" table:print="false">
        <office:forms form:automatic-focus="false" form:apply-design-mode="false"/>
        <table:table-column table:style-name="co13" table:number-columns-repeated="2" table:default-cell-style-name="ce52"/>
        <table:table-column table:style-name="co13" table:number-columns-repeated="3" table:default-cell-style-name="ce50"/>
        <table:table-column table:style-name="co13" table:number-columns-repeated="1018" table:default-cell-style-name="ce52"/>
        <table:table-row table:style-name="ro2">
          <table:table-cell office:value-type="string">
            <text:p>ID</text:p>
          </table:table-cell>
          <table:table-cell office:value-type="string">
            <text:p>Character</text:p>
          </table:table-cell>
          <table:table-cell office:value-type="string">
            <text:p>Image_Path</text:p>
          </table:table-cell>
          <table:table-cell office:value-type="string">
            <text:p>Image_Filename</text:p>
          </table:table-cell>
          <table:table-cell office:value-type="string">
            <text:p>Image_Extension</text:p>
          </table:table-cell>
          <table:table-cell table:number-columns-repeated="1018"/>
        </table:table-row>
        <table:table-row table:style-name="ro2">
          <table:table-cell table:number-columns-repeated="2" table:style-name="ce2" office:value-type="string">
            <text:p>DEFAULT</text:p>
          </table:table-cell>
          <table:table-cell table:style-name="ce2" office:value-type="string">
            <text:p>characters/</text:p>
          </table:table-cell>
          <table:table-cell table:style-name="ce2"/>
          <table:table-cell table:style-name="ce2" office:value-type="string">
            <text:p>.png</text:p>
          </table:table-cell>
          <table:table-cell table:style-name="ce2" table:number-columns-repeated="1018"/>
        </table:table-row>
        <table:table-row table:style-name="ro9">
          <table:table-cell table:style-name="Default" office:value-type="string">
            <text:p>none</text:p>
          </table:table-cell>
          <table:table-cell table:style-name="Default" office:value-type="string">
            <text:p>lindsay</text:p>
          </table:table-cell>
          <table:table-cell table:style-name="Default"/>
          <table:table-cell table:style-name="Default" office:value-type="string">
            <text:p>dlg_lindsay</text:p>
          </table:table-cell>
          <table:table-cell table:style-name="Default" table:number-columns-repeated="1019"/>
        </table:table-row>
        <table:named-expressions/>
      </table:table>
      <table:table table:name="Animations" table:style-name="ta1" table:print="false">
        <table:table-column table:style-name="co47" table:number-columns-repeated="2" table:default-cell-style-name="Default"/>
        <table:table-column table:style-name="co50" table:default-cell-style-name="Default"/>
        <table:table-column table:style-name="co51" table:default-cell-style-name="ce4"/>
        <table:table-column table:style-name="co52" table:default-cell-style-name="ce4"/>
        <table:table-column table:style-name="co24" table:default-cell-style-name="ce4"/>
        <table:table-column table:style-name="co13" table:number-columns-repeated="2" table:default-cell-style-name="ce59"/>
        <table:table-column table:style-name="co13" table:number-columns-repeated="1016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Name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Filename</text:p>
          </table:table-cell>
          <table:table-cell table:style-name="ce50" office:value-type="string">
            <text:p>Extension</text:p>
          </table:table-cell>
          <table:table-cell table:style-name="ce57" office:value-type="string">
            <text:p>Frames</text:p>
          </table:table-cell>
          <table:table-cell table:style-name="ce57" office:value-type="string">
            <text:p>Frame_Duration</text:p>
          </table:table-cell>
          <table:table-cell table:style-name="ce52" table:number-columns-repeated="1016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idle</text:p>
          </table:table-cell>
          <table:table-cell table:style-name="ce7" office:value-type="string">
            <text:p>images/characters/</text:p>
          </table:table-cell>
          <table:table-cell table:style-name="ce7" office:value-type="string">
            <text:p>empty</text:p>
          </table:table-cell>
          <table:table-cell table:style-name="ce7" office:value-type="string">
            <text:p>.png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2">
            <text:p>0.2</text:p>
          </table:table-cell>
          <table:table-cell table:style-name="ce2" table:number-columns-repeated="1016"/>
        </table:table-row>
        <table:table-row table:style-name="ro2">
          <table:table-cell table:formula="of:=[.B3]&amp;IF(LEN([.C3])&gt;0;&quot;-&quot;&amp;[.C3];&quot;&quot;)" office:value-type="string" office:string-value="lindsay">
            <text:p>lindsay</text:p>
          </table:table-cell>
          <table:table-cell office:value-type="string">
            <text:p>lindsay</text:p>
          </table:table-cell>
          <table:table-cell/>
          <table:table-cell/>
          <table:table-cell table:style-name="Default" office:value-type="string">
            <text:p>lindsay_idle</text:p>
          </table:table-cell>
          <table:table-cell table:number-columns-repeated="1019"/>
        </table:table-row>
        <table:table-row table:style-name="ro2">
          <table:table-cell table:formula="of:=[.B4]&amp;IF(LEN([.C4])&gt;0;&quot;-&quot;&amp;[.C4];&quot;&quot;)" office:value-type="string" office:string-value="lindsay-idle_n">
            <text:p>lindsay-idle_n</text:p>
          </table:table-cell>
          <table:table-cell office:value-type="string">
            <text:p>lindsa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lindsay_idle_n</text:p>
          </table:table-cell>
          <table:table-cell table:number-columns-repeated="1019"/>
        </table:table-row>
        <table:table-row table:style-name="ro2">
          <table:table-cell table:formula="of:=[.B5]&amp;IF(LEN([.C5])&gt;0;&quot;-&quot;&amp;[.C5];&quot;&quot;)" office:value-type="string" office:string-value="lindsay-sit">
            <text:p>lindsay-sit</text:p>
          </table:table-cell>
          <table:table-cell office:value-type="string">
            <text:p>lindsa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lindsay_sit</text:p>
          </table:table-cell>
          <table:table-cell table:number-columns-repeated="1019"/>
        </table:table-row>
        <table:table-row table:style-name="ro2">
          <table:table-cell table:formula="of:=[.B6]&amp;IF(LEN([.C6])&gt;0;&quot;-&quot;&amp;[.C6];&quot;&quot;)" office:value-type="string" office:string-value="lindsay-n">
            <text:p>lindsay-n</text:p>
          </table:table-cell>
          <table:table-cell office:value-type="string">
            <text:p>lindsa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lindsa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7]&amp;IF(LEN([.C7])&gt;0;&quot;-&quot;&amp;[.C7];&quot;&quot;)" office:value-type="string" office:string-value="lindsay-e">
            <text:p>lindsay-e</text:p>
          </table:table-cell>
          <table:table-cell office:value-type="string">
            <text:p>lindsa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lindsa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8]&amp;IF(LEN([.C8])&gt;0;&quot;-&quot;&amp;[.C8];&quot;&quot;)" office:value-type="string" office:string-value="lindsay-w">
            <text:p>lindsay-w</text:p>
          </table:table-cell>
          <table:table-cell office:value-type="string">
            <text:p>lindsa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lindsa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9]&amp;IF(LEN([.C9])&gt;0;&quot;-&quot;&amp;[.C9];&quot;&quot;)" office:value-type="string" office:string-value="lindsay-s">
            <text:p>lindsay-s</text:p>
          </table:table-cell>
          <table:table-cell office:value-type="string">
            <text:p>lindsa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lindsa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0]&amp;IF(LEN([.C10])&gt;0;&quot;-&quot;&amp;[.C10];&quot;&quot;)" office:value-type="string" office:string-value="fire">
            <text:p>fire</text:p>
          </table:table-cell>
          <table:table-cell office:value-type="string">
            <text:p>fire</text:p>
          </table:table-cell>
          <table:table-cell/>
          <table:table-cell office:value-type="string">
            <text:p>images/objects/</text:p>
          </table:table-cell>
          <table:table-cell office:value-type="string">
            <text:p>campfire_sprit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1]&amp;IF(LEN([.C11])&gt;0;&quot;-&quot;&amp;[.C11];&quot;&quot;)" office:value-type="string" office:string-value="queen">
            <text:p>queen</text:p>
          </table:table-cell>
          <table:table-cell office:value-type="string">
            <text:p>queen</text:p>
          </table:table-cell>
          <table:table-cell/>
          <table:table-cell/>
          <table:table-cell office:value-type="string">
            <text:p>queen</text:p>
          </table:table-cell>
          <table:table-cell/>
          <table:table-cell office:value-type="float" office:value="9">
            <text:p>9</text:p>
          </table:table-cell>
          <table:table-cell table:number-columns-repeated="1017"/>
        </table:table-row>
        <table:table-row table:style-name="ro2">
          <table:table-cell table:formula="of:=[.B12]&amp;IF(LEN([.C12])&gt;0;&quot;-&quot;&amp;[.C12];&quot;&quot;)" office:value-type="string" office:string-value="sarah">
            <text:p>sarah</text:p>
          </table:table-cell>
          <table:table-cell office:value-type="string">
            <text:p>sarah</text:p>
          </table:table-cell>
          <table:table-cell/>
          <table:table-cell/>
          <table:table-cell table:style-name="Default" office:value-type="string">
            <text:p>sarah_idle</text:p>
          </table:table-cell>
          <table:table-cell table:number-columns-repeated="1019"/>
        </table:table-row>
        <table:table-row table:style-name="ro2">
          <table:table-cell table:formula="of:=[.B13]&amp;IF(LEN([.C13])&gt;0;&quot;-&quot;&amp;[.C13];&quot;&quot;)" office:value-type="string" office:string-value="sarah-idle_n">
            <text:p>sarah-idle_n</text:p>
          </table:table-cell>
          <table:table-cell office:value-type="string">
            <text:p>sarah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sarah_idle_n</text:p>
          </table:table-cell>
          <table:table-cell table:number-columns-repeated="1019"/>
        </table:table-row>
        <table:table-row table:style-name="ro2">
          <table:table-cell table:formula="of:=[.B14]&amp;IF(LEN([.C14])&gt;0;&quot;-&quot;&amp;[.C14];&quot;&quot;)" office:value-type="string" office:string-value="sarah-sit">
            <text:p>sarah-sit</text:p>
          </table:table-cell>
          <table:table-cell office:value-type="string">
            <text:p>sarah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sarah_sit</text:p>
          </table:table-cell>
          <table:table-cell table:number-columns-repeated="1019"/>
        </table:table-row>
        <table:table-row table:style-name="ro2">
          <table:table-cell table:formula="of:=[.B15]&amp;IF(LEN([.C15])&gt;0;&quot;-&quot;&amp;[.C15];&quot;&quot;)" office:value-type="string" office:string-value="sarah-n">
            <text:p>sarah-n</text:p>
          </table:table-cell>
          <table:table-cell office:value-type="string">
            <text:p>sarah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sarah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6]&amp;IF(LEN([.C16])&gt;0;&quot;-&quot;&amp;[.C16];&quot;&quot;)" office:value-type="string" office:string-value="sarah-e">
            <text:p>sarah-e</text:p>
          </table:table-cell>
          <table:table-cell office:value-type="string">
            <text:p>sarah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sarah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7]&amp;IF(LEN([.C17])&gt;0;&quot;-&quot;&amp;[.C17];&quot;&quot;)" office:value-type="string" office:string-value="sarah-w">
            <text:p>sarah-w</text:p>
          </table:table-cell>
          <table:table-cell office:value-type="string">
            <text:p>sarah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sarah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8]&amp;IF(LEN([.C18])&gt;0;&quot;-&quot;&amp;[.C18];&quot;&quot;)" office:value-type="string" office:string-value="sarah-s">
            <text:p>sarah-s</text:p>
          </table:table-cell>
          <table:table-cell office:value-type="string">
            <text:p>sarah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sarah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9]&amp;IF(LEN([.C19])&gt;0;&quot;-&quot;&amp;[.C19];&quot;&quot;)" office:value-type="string" office:string-value="johnny">
            <text:p>johnny</text:p>
          </table:table-cell>
          <table:table-cell office:value-type="string">
            <text:p>johnny</text:p>
          </table:table-cell>
          <table:table-cell/>
          <table:table-cell/>
          <table:table-cell table:style-name="Default" office:value-type="string">
            <text:p>johnny_idle</text:p>
          </table:table-cell>
          <table:table-cell table:number-columns-repeated="1019"/>
        </table:table-row>
        <table:table-row table:style-name="ro2">
          <table:table-cell table:formula="of:=[.B20]&amp;IF(LEN([.C20])&gt;0;&quot;-&quot;&amp;[.C20];&quot;&quot;)" office:value-type="string" office:string-value="johnny-idle_n">
            <text:p>johnny-idle_n</text:p>
          </table:table-cell>
          <table:table-cell office:value-type="string">
            <text:p>johnn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johnny_idle_n</text:p>
          </table:table-cell>
          <table:table-cell table:number-columns-repeated="1019"/>
        </table:table-row>
        <table:table-row table:style-name="ro2">
          <table:table-cell table:formula="of:=[.B21]&amp;IF(LEN([.C21])&gt;0;&quot;-&quot;&amp;[.C21];&quot;&quot;)" office:value-type="string" office:string-value="johnny-sit">
            <text:p>johnny-sit</text:p>
          </table:table-cell>
          <table:table-cell office:value-type="string">
            <text:p>johnn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johnny_sit</text:p>
          </table:table-cell>
          <table:table-cell table:number-columns-repeated="1019"/>
        </table:table-row>
        <table:table-row table:style-name="ro2">
          <table:table-cell table:formula="of:=[.B22]&amp;IF(LEN([.C22])&gt;0;&quot;-&quot;&amp;[.C22];&quot;&quot;)" office:value-type="string" office:string-value="johnny-n">
            <text:p>johnny-n</text:p>
          </table:table-cell>
          <table:table-cell office:value-type="string">
            <text:p>johnn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johnn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3]&amp;IF(LEN([.C23])&gt;0;&quot;-&quot;&amp;[.C23];&quot;&quot;)" office:value-type="string" office:string-value="johnny-e">
            <text:p>johnny-e</text:p>
          </table:table-cell>
          <table:table-cell office:value-type="string">
            <text:p>johnn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johnn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4]&amp;IF(LEN([.C24])&gt;0;&quot;-&quot;&amp;[.C24];&quot;&quot;)" office:value-type="string" office:string-value="johnny-w">
            <text:p>johnny-w</text:p>
          </table:table-cell>
          <table:table-cell office:value-type="string">
            <text:p>johnn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johnn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5]&amp;IF(LEN([.C25])&gt;0;&quot;-&quot;&amp;[.C25];&quot;&quot;)" office:value-type="string" office:string-value="johnny-s">
            <text:p>johnny-s</text:p>
          </table:table-cell>
          <table:table-cell office:value-type="string">
            <text:p>johnn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johnn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Menus" table:style-name="ta1" table:print="false">
        <office:forms form:automatic-focus="false" form:apply-design-mode="false"/>
        <table:table-column table:style-name="co13" table:default-cell-style-name="ce102"/>
        <table:table-column table:style-name="co47" table:number-columns-repeated="3" table:default-cell-style-name="Default"/>
        <table:table-column table:style-name="co56" table:number-columns-repeated="4" table:default-cell-style-name="ce64"/>
        <table:table-column table:style-name="co60" table:default-cell-style-name="Default"/>
        <table:table-column table:style-name="co52" table:default-cell-style-name="Default"/>
        <table:table-column table:style-name="co33" table:default-cell-style-name="Default"/>
        <table:table-column table:style-name="co72" table:number-columns-repeated="2" table:default-cell-style-name="ce59"/>
        <table:table-column table:style-name="co23" table:number-columns-repeated="2" table:default-cell-style-name="ce59"/>
        <table:table-column table:style-name="co23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35" table:default-cell-style-name="Default"/>
        <table:table-column table:style-name="co75" table:default-cell-style-name="ce59"/>
        <table:table-column table:style-name="co13" table:number-columns-repeated="1004" table:default-cell-style-name="Default"/>
        <table:table-row table:style-name="ro2">
          <table:table-cell table:style-name="ce111" office:value-type="string">
            <text:p>ID</text:p>
          </table:table-cell>
          <table:table-cell table:style-name="ce52" office:value-type="string">
            <text:p>Type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Signal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2" office:value-type="string">
            <text:p>Menu_Path</text:p>
          </table:table-cell>
          <table:table-cell table:style-name="ce52" office:value-type="string">
            <text:p>Menu_Filename</text:p>
          </table:table-cell>
          <table:table-cell table:style-name="ce52" office:value-type="string">
            <text:p>Menu_Extension</text:p>
          </table:table-cell>
          <table:table-cell table:style-name="ce57" office:value-type="string">
            <text:p>Columns</text:p>
          </table:table-cell>
          <table:table-cell table:style-name="ce57" office:value-type="string">
            <text:p>Rows</text:p>
          </table:table-cell>
          <table:table-cell table:style-name="ce57" office:value-type="string">
            <text:p>Slot_Start_X</text:p>
          </table:table-cell>
          <table:table-cell table:style-name="ce57" office:value-type="string">
            <text:p>Slot_Start_Y</text:p>
          </table:table-cell>
          <table:table-cell table:style-name="ce52" office:value-type="string">
            <text:p>Slot_Path</text:p>
          </table:table-cell>
          <table:table-cell table:style-name="ce52" office:value-type="string">
            <text:p>Slot_Filename_Active</text:p>
          </table:table-cell>
          <table:table-cell table:style-name="ce52" office:value-type="string">
            <text:p>Slot_Filename_Inactive</text:p>
          </table:table-cell>
          <table:table-cell table:style-name="ce52" office:value-type="string">
            <text:p>Slot_Extension</text:p>
          </table:table-cell>
          <table:table-cell table:style-name="ce57" office:value-type="string">
            <text:p>Show_Labels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52" table:number-columns-repeated="1000"/>
        </table:table-row>
        <table:table-row table:style-name="ro2">
          <table:table-cell table:style-name="ce2" office:value-type="string">
            <text:p>DEFAULT</text:p>
          </table:table-cell>
          <table:table-cell table:style-name="ce2" table:number-columns-repeated="3"/>
          <table:table-cell table:number-columns-repeated="4" table:style-name="ce63" office:value-type="percentage" office:value="0.5">
            <text:p>50%</text:p>
          </table:table-cell>
          <table:table-cell table:style-name="ce2" office:value-type="string">
            <text:p>images/menu/</text:p>
          </table:table-cell>
          <table:table-cell table:style-name="ce2"/>
          <table:table-cell table:style-name="ce2" office:value-type="string">
            <text:p>.png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table:number-columns-repeated="2"/>
          <table:table-cell table:style-name="ce2" office:value-type="string">
            <text:p>images/menu/</text:p>
          </table:table-cell>
          <table:table-cell table:style-name="ce2" table:number-columns-repeated="2"/>
          <table:table-cell table:style-name="ce2" office:value-type="string">
            <text:p>.png</text:p>
          </table:table-cell>
          <table:table-cell table:style-name="ce45" office:value-type="float" office:value="0">
            <text:p>0</text:p>
          </table:table-cell>
          <table:table-cell table:style-name="ce2" table:number-columns-repeated="1004"/>
        </table:table-row>
        <table:table-row table:style-name="ro9">
          <table:table-cell office:value-type="string">
            <text:p>inventory</text:p>
          </table:table-cell>
          <table:table-cell table:style-name="ce101" office:value-type="string">
            <text:p>inventory</text:p>
          </table:table-cell>
          <table:table-cell table:style-name="ce102" office:value-type="string">
            <text:p>DEFAULT</text:p>
          </table:table-cell>
          <table:table-cell office:value-type="string">
            <text:p>menu_inventory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12" office:value-type="percentage" office:value="0.46">
            <text:p>46.00%</text:p>
          </table:table-cell>
          <table:table-cell table:style-name="ce112" office:value-type="percentage" office:value="0.24">
            <text:p>24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6"/>
        </table:table-row>
        <table:table-row table:style-name="ro9">
          <table:table-cell office:value-type="string">
            <text:p>savegames</text:p>
          </table:table-cell>
          <table:table-cell table:style-name="ce101" office:value-type="string">
            <text:p>savegames</text:p>
          </table:table-cell>
          <table:table-cell table:style-name="ce102" office:value-type="string">
            <text:p>DEFAULT</text:p>
          </table:table-cell>
          <table:table-cell office:value-type="string">
            <text:p>menu_savegames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12" office:value-type="percentage" office:value="0.46">
            <text:p>46.00%</text:p>
          </table:table-cell>
          <table:table-cell table:style-name="ce112" office:value-type="percentage" office:value="0.24">
            <text:p>24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6"/>
        </table:table-row>
        <table:table-row table:style-name="ro9">
          <table:table-cell office:value-type="string">
            <text:p>portrait</text:p>
          </table:table-cell>
          <table:table-cell table:style-name="ce101" office:value-type="string">
            <text:p>dialogue</text:p>
          </table:table-cell>
          <table:table-cell table:style-name="ce102" office:value-type="string">
            <text:p>DEFAULT</text:p>
          </table:table-cell>
          <table:table-cell office:value-type="string">
            <text:p>ui_dialogue</text:p>
          </table:table-cell>
          <table:table-cell/>
          <table:table-cell office:value-type="percentage" office:value="1">
            <text:p>100%</text:p>
          </table:table-cell>
          <table:table-cell/>
          <table:table-cell office:value-type="percentage" office:value="1">
            <text:p>100%</text:p>
          </table:table-cell>
          <table:table-cell/>
          <table:table-cell office:value-type="string">
            <text:p>dialogue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12" office:value-type="percentage" office:value="0.46">
            <text:p>46.00%</text:p>
          </table:table-cell>
          <table:table-cell table:style-name="ce112" office:value-type="percentage" office:value="0.7">
            <text:p>70.00%</text:p>
          </table:table-cell>
          <table:table-cell table:number-columns-repeated="1009"/>
        </table:table-row>
        <table:table-row table:style-name="ro9" table:number-rows-repeated="1048570">
          <table:table-cell table:number-columns-repeated="1024"/>
        </table:table-row>
        <table:table-row table:style-name="ro9">
          <table:table-cell table:number-columns-repeated="1024"/>
        </table:table-row>
        <table:named-expressions/>
      </table:table>
      <table:table table:name="Config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row table:style-name="ro2">
          <table:table-cell office:value-type="string">
            <text:p>speak_duration</text:p>
          </table:table-cell>
          <table:table-cell office:value-type="float" office:value="3">
            <text:p>3</text:p>
          </table:table-cell>
        </table:table-row>
        <table:named-expressions/>
      </table:table>
      <table:named-expressions>
        <table:named-range table:name="Scene_List" table:base-cell-address="$Scenes.$A$3" table:cell-range-address="$Scenes.$A$3:.$A$998"/>
        <table:named-range table:name="ObjGroup_List" table:base-cell-address="$ObjGroups.$A$3" table:cell-range-address="$ObjGroups.$A$3:.$A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4">2020-12-14</text:date>, <text:time>16:5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S</meta:initial-creator>
    <meta:creation-date>2020-12-06T11:06:30.32</meta:creation-date>
    <dc:date>2020-12-14T16:53:31.02</dc:date>
    <dc:creator>L S</dc:creator>
    <meta:editing-duration>P2DT4H48M</meta:editing-duration>
    <meta:editing-cycles>165</meta:editing-cycles>
    <meta:generator>OpenOffice/4.1.6$Win32 OpenOffice.org_project/416m1$Build-9790</meta:generator>
    <meta:document-statistic meta:table-count="12" meta:cell-count="2146" meta:object-count="0"/>
  </office:meta>
</office:document-meta>
</file>

<file path=Basic/Standard/GAGS.xml><?xml version="1.0" encoding="utf-8"?>
<!DOCTYPE module  PUBLIC '-//OpenOffice.org//DTD OfficeDocument 1.0//EN'  'module.dtd'>
<script:module xmlns:script="http://openoffice.org/2000/script" script:name="GAGS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AG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